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7.802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code_client</text:p>
          </table:table-cell>
          <table:table-cell table:style-name="ce1" office:value-type="string">
            <text:p>societe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fonction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code_postal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fax</text:p>
          </table:table-cell>
        </table:table-row>
        <table:table-row table:style-name="ro2">
          <table:table-cell office:value-type="string">
            <text:p>ALFKI</text:p>
          </table:table-cell>
          <table:table-cell office:value-type="string">
            <text:p>Alfreds Futterkiste</text:p>
          </table:table-cell>
          <table:table-cell office:value-type="string">
            <text:p>Maria Anders</text:p>
          </table:table-cell>
          <table:table-cell office:value-type="string">
            <text:p>Représentant(e)</text:p>
          </table:table-cell>
          <table:table-cell office:value-type="string">
            <text:p>Obere Str. 57</text:p>
          </table:table-cell>
          <table:table-cell office:value-type="string">
            <text:p>Berlin</text:p>
          </table:table-cell>
          <table:table-cell/>
          <table:table-cell office:value-type="float" office:value="12209">
            <text:p>12209</text:p>
          </table:table-cell>
          <table:table-cell office:value-type="string">
            <text:p>Allemagne</text:p>
          </table:table-cell>
          <table:table-cell office:value-type="string">
            <text:p>030-0074321</text:p>
          </table:table-cell>
          <table:table-cell office:value-type="string">
            <text:p>030-0076545</text:p>
          </table:table-cell>
        </table:table-row>
        <table:table-row table:style-name="ro2">
          <table:table-cell office:value-type="string">
            <text:p>ANATR</text:p>
          </table:table-cell>
          <table:table-cell office:value-type="string">
            <text:p>Ana Trujillo Emparedados y helados</text:p>
          </table:table-cell>
          <table:table-cell office:value-type="string">
            <text:p>Ana Trujillo</text:p>
          </table:table-cell>
          <table:table-cell office:value-type="string">
            <text:p>Propriétaire</text:p>
          </table:table-cell>
          <table:table-cell office:value-type="string">
            <text:p>Avda. de la Constitución 2222</text:p>
          </table:table-cell>
          <table:table-cell office:value-type="string">
            <text:p>México D.F.</text:p>
          </table:table-cell>
          <table:table-cell/>
          <table:table-cell office:value-type="float" office:value="5021">
            <text:p>5021</text:p>
          </table:table-cell>
          <table:table-cell office:value-type="string">
            <text:p>Mexique</text:p>
          </table:table-cell>
          <table:table-cell office:value-type="string">
            <text:p>(5) 555-4729</text:p>
          </table:table-cell>
          <table:table-cell office:value-type="string">
            <text:p>(5) 555-3745</text:p>
          </table:table-cell>
        </table:table-row>
        <table:table-row table:style-name="ro2">
          <table:table-cell office:value-type="string">
            <text:p>ANTON</text:p>
          </table:table-cell>
          <table:table-cell office:value-type="string">
            <text:p>Antonio Moreno Taquería</text:p>
          </table:table-cell>
          <table:table-cell office:value-type="string">
            <text:p>Antonio Moreno</text:p>
          </table:table-cell>
          <table:table-cell office:value-type="string">
            <text:p>Propriétaire</text:p>
          </table:table-cell>
          <table:table-cell office:value-type="string">
            <text:p>Mataderos <text:s/>2312</text:p>
          </table:table-cell>
          <table:table-cell office:value-type="string">
            <text:p>México D.F.</text:p>
          </table:table-cell>
          <table:table-cell/>
          <table:table-cell office:value-type="float" office:value="5023">
            <text:p>5023</text:p>
          </table:table-cell>
          <table:table-cell office:value-type="string">
            <text:p>Mexique</text:p>
          </table:table-cell>
          <table:table-cell office:value-type="string">
            <text:p>(5) 555-3932</text:p>
          </table:table-cell>
          <table:table-cell/>
        </table:table-row>
        <table:table-row table:style-name="ro2">
          <table:table-cell office:value-type="string">
            <text:p>AROUT</text:p>
          </table:table-cell>
          <table:table-cell office:value-type="string">
            <text:p>Around the Horn</text:p>
          </table:table-cell>
          <table:table-cell office:value-type="string">
            <text:p>Thomas Hardy</text:p>
          </table:table-cell>
          <table:table-cell office:value-type="string">
            <text:p>Représentant(e)</text:p>
          </table:table-cell>
          <table:table-cell office:value-type="string">
            <text:p>120 Hanover Sq.</text:p>
          </table:table-cell>
          <table:table-cell office:value-type="string">
            <text:p>London</text:p>
          </table:table-cell>
          <table:table-cell/>
          <table:table-cell office:value-type="string">
            <text:p>WA1 1DP</text:p>
          </table:table-cell>
          <table:table-cell office:value-type="string">
            <text:p>Royaume-Uni</text:p>
          </table:table-cell>
          <table:table-cell office:value-type="string">
            <text:p>(71) 555-7788</text:p>
          </table:table-cell>
          <table:table-cell office:value-type="string">
            <text:p>(71) 555-6750</text:p>
          </table:table-cell>
        </table:table-row>
        <table:table-row table:style-name="ro2">
          <table:table-cell office:value-type="string">
            <text:p>BERGS</text:p>
          </table:table-cell>
          <table:table-cell office:value-type="string">
            <text:p>Berglunds snabbköp</text:p>
          </table:table-cell>
          <table:table-cell office:value-type="string">
            <text:p>Christina Berglund</text:p>
          </table:table-cell>
          <table:table-cell office:value-type="string">
            <text:p>Acheteur</text:p>
          </table:table-cell>
          <table:table-cell office:value-type="string">
            <text:p>Berguvsvägen <text:s/>8</text:p>
          </table:table-cell>
          <table:table-cell office:value-type="string">
            <text:p>Luleå</text:p>
          </table:table-cell>
          <table:table-cell/>
          <table:table-cell office:value-type="string">
            <text:p>S-958 22</text:p>
          </table:table-cell>
          <table:table-cell office:value-type="string">
            <text:p>Suède</text:p>
          </table:table-cell>
          <table:table-cell office:value-type="string">
            <text:p>0921-12 34 65</text:p>
          </table:table-cell>
          <table:table-cell office:value-type="string">
            <text:p>0921-12 34 67</text:p>
          </table:table-cell>
        </table:table-row>
        <table:table-row table:style-name="ro2">
          <table:table-cell office:value-type="string">
            <text:p>BLAUS</text:p>
          </table:table-cell>
          <table:table-cell office:value-type="string">
            <text:p>Blauer See Delikatessen</text:p>
          </table:table-cell>
          <table:table-cell office:value-type="string">
            <text:p>Hanna Moos</text:p>
          </table:table-cell>
          <table:table-cell office:value-type="string">
            <text:p>Représentant(e)</text:p>
          </table:table-cell>
          <table:table-cell office:value-type="string">
            <text:p>Forsterstr. 57</text:p>
          </table:table-cell>
          <table:table-cell office:value-type="string">
            <text:p>Mannheim</text:p>
          </table:table-cell>
          <table:table-cell/>
          <table:table-cell office:value-type="float" office:value="68306">
            <text:p>68306</text:p>
          </table:table-cell>
          <table:table-cell office:value-type="string">
            <text:p>Allemagne</text:p>
          </table:table-cell>
          <table:table-cell office:value-type="string">
            <text:p>0621-08460</text:p>
          </table:table-cell>
          <table:table-cell office:value-type="string">
            <text:p>0621-08924</text:p>
          </table:table-cell>
        </table:table-row>
        <table:table-row table:style-name="ro2">
          <table:table-cell office:value-type="string">
            <text:p>BLONP</text:p>
          </table:table-cell>
          <table:table-cell office:value-type="string">
            <text:p>Blondel père et fils</text:p>
          </table:table-cell>
          <table:table-cell office:value-type="string">
            <text:p>Frédérique Citeaux</text:p>
          </table:table-cell>
          <table:table-cell office:value-type="string">
            <text:p>Directeur du marketing</text:p>
          </table:table-cell>
          <table:table-cell office:value-type="string">
            <text:p>24, place Kléber</text:p>
          </table:table-cell>
          <table:table-cell office:value-type="string">
            <text:p>Strasbourg</text:p>
          </table:table-cell>
          <table:table-cell/>
          <table:table-cell office:value-type="float" office:value="67000">
            <text:p>67000</text:p>
          </table:table-cell>
          <table:table-cell office:value-type="string">
            <text:p>France</text:p>
          </table:table-cell>
          <table:table-cell office:value-type="string">
            <text:p>88.60.15.31</text:p>
          </table:table-cell>
          <table:table-cell office:value-type="string">
            <text:p>88.60.15.32</text:p>
          </table:table-cell>
        </table:table-row>
        <table:table-row table:style-name="ro2">
          <table:table-cell office:value-type="string">
            <text:p>BOLID</text:p>
          </table:table-cell>
          <table:table-cell office:value-type="string">
            <text:p>Bólido Comidas preparadas</text:p>
          </table:table-cell>
          <table:table-cell office:value-type="string">
            <text:p>Martín Sommer</text:p>
          </table:table-cell>
          <table:table-cell office:value-type="string">
            <text:p>Propriétaire</text:p>
          </table:table-cell>
          <table:table-cell office:value-type="string">
            <text:p>C/ Araquil, 67</text:p>
          </table:table-cell>
          <table:table-cell office:value-type="string">
            <text:p>Madrid</text:p>
          </table:table-cell>
          <table:table-cell/>
          <table:table-cell office:value-type="float" office:value="28023">
            <text:p>28023</text:p>
          </table:table-cell>
          <table:table-cell office:value-type="string">
            <text:p>Espagne</text:p>
          </table:table-cell>
          <table:table-cell office:value-type="string">
            <text:p>(91) 555 22 82</text:p>
          </table:table-cell>
          <table:table-cell office:value-type="string">
            <text:p>(91) 555 91 99</text:p>
          </table:table-cell>
        </table:table-row>
        <table:table-row table:style-name="ro2">
          <table:table-cell office:value-type="string">
            <text:p>BONAP</text:p>
          </table:table-cell>
          <table:table-cell office:value-type="string">
            <text:p>Bon app'</text:p>
          </table:table-cell>
          <table:table-cell office:value-type="string">
            <text:p>Laurence Lebihan</text:p>
          </table:table-cell>
          <table:table-cell office:value-type="string">
            <text:p>Propriétaire</text:p>
          </table:table-cell>
          <table:table-cell office:value-type="string">
            <text:p>12, rue des Bouchers</text:p>
          </table:table-cell>
          <table:table-cell office:value-type="string">
            <text:p>Marseille</text:p>
          </table:table-cell>
          <table:table-cell/>
          <table:table-cell office:value-type="float" office:value="13008">
            <text:p>13008</text:p>
          </table:table-cell>
          <table:table-cell office:value-type="string">
            <text:p>France</text:p>
          </table:table-cell>
          <table:table-cell office:value-type="string">
            <text:p>91.24.45.40</text:p>
          </table:table-cell>
          <table:table-cell office:value-type="string">
            <text:p>91.24.45.41</text:p>
          </table:table-cell>
        </table:table-row>
        <table:table-row table:style-name="ro2">
          <table:table-cell office:value-type="string">
            <text:p>BOTTM</text:p>
          </table:table-cell>
          <table:table-cell office:value-type="string">
            <text:p>Bottom-Dollar Markets</text:p>
          </table:table-cell>
          <table:table-cell office:value-type="string">
            <text:p>Elizabeth Lincoln</text:p>
          </table:table-cell>
          <table:table-cell office:value-type="string">
            <text:p>Chef comptable</text:p>
          </table:table-cell>
          <table:table-cell office:value-type="string">
            <text:p>23 Tsawassen Blvd.</text:p>
          </table:table-cell>
          <table:table-cell office:value-type="string">
            <text:p>Tsawassen</text:p>
          </table:table-cell>
          <table:table-cell office:value-type="string">
            <text:p>BC</text:p>
          </table:table-cell>
          <table:table-cell office:value-type="string">
            <text:p>T2F 8M4</text:p>
          </table:table-cell>
          <table:table-cell office:value-type="string">
            <text:p>Canada</text:p>
          </table:table-cell>
          <table:table-cell office:value-type="string">
            <text:p>(604) 555-4729</text:p>
          </table:table-cell>
          <table:table-cell office:value-type="string">
            <text:p>(604) 555-3745</text:p>
          </table:table-cell>
        </table:table-row>
        <table:table-row table:style-name="ro2">
          <table:table-cell office:value-type="string">
            <text:p>BSBEV</text:p>
          </table:table-cell>
          <table:table-cell office:value-type="string">
            <text:p>B's Beverages</text:p>
          </table:table-cell>
          <table:table-cell office:value-type="string">
            <text:p>Victoria Ashworth</text:p>
          </table:table-cell>
          <table:table-cell office:value-type="string">
            <text:p>Représentant(e)</text:p>
          </table:table-cell>
          <table:table-cell office:value-type="string">
            <text:p>Fauntleroy Circus</text:p>
          </table:table-cell>
          <table:table-cell office:value-type="string">
            <text:p>London</text:p>
          </table:table-cell>
          <table:table-cell/>
          <table:table-cell office:value-type="string">
            <text:p>EC2 5NT</text:p>
          </table:table-cell>
          <table:table-cell office:value-type="string">
            <text:p>Royaume-Uni</text:p>
          </table:table-cell>
          <table:table-cell office:value-type="string">
            <text:p>(71) 555-1212</text:p>
          </table:table-cell>
          <table:table-cell/>
        </table:table-row>
        <table:table-row table:style-name="ro2">
          <table:table-cell office:value-type="string">
            <text:p>CACTU</text:p>
          </table:table-cell>
          <table:table-cell office:value-type="string">
            <text:p>Cactus Comidas para llevar</text:p>
          </table:table-cell>
          <table:table-cell office:value-type="string">
            <text:p>Patricio Simpson</text:p>
          </table:table-cell>
          <table:table-cell office:value-type="string">
            <text:p>Assistant(e) des ventes</text:p>
          </table:table-cell>
          <table:table-cell office:value-type="string">
            <text:p>Cerrito 333</text:p>
          </table:table-cell>
          <table:table-cell office:value-type="string">
            <text:p>Buenos Aires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Argentine</text:p>
          </table:table-cell>
          <table:table-cell office:value-type="string">
            <text:p>(1) 135-5555</text:p>
          </table:table-cell>
          <table:table-cell office:value-type="string">
            <text:p>(1) 135-4892</text:p>
          </table:table-cell>
        </table:table-row>
        <table:table-row table:style-name="ro2">
          <table:table-cell office:value-type="string">
            <text:p>CENTC</text:p>
          </table:table-cell>
          <table:table-cell office:value-type="string">
            <text:p>Centro comercial Moctezuma</text:p>
          </table:table-cell>
          <table:table-cell office:value-type="string">
            <text:p>Francisco Chang</text:p>
          </table:table-cell>
          <table:table-cell office:value-type="string">
            <text:p>Directeur du marketing</text:p>
          </table:table-cell>
          <table:table-cell office:value-type="string">
            <text:p>Sierras de Granada 9993</text:p>
          </table:table-cell>
          <table:table-cell office:value-type="string">
            <text:p>México D.F.</text:p>
          </table:table-cell>
          <table:table-cell/>
          <table:table-cell office:value-type="float" office:value="5022">
            <text:p>5022</text:p>
          </table:table-cell>
          <table:table-cell office:value-type="string">
            <text:p>Mexique</text:p>
          </table:table-cell>
          <table:table-cell office:value-type="string">
            <text:p>(5) 555-3392</text:p>
          </table:table-cell>
          <table:table-cell office:value-type="string">
            <text:p>(5) 555-7293</text:p>
          </table:table-cell>
        </table:table-row>
        <table:table-row table:style-name="ro2">
          <table:table-cell office:value-type="string">
            <text:p>CHOPS</text:p>
          </table:table-cell>
          <table:table-cell office:value-type="string">
            <text:p>Chop-suey Chinese</text:p>
          </table:table-cell>
          <table:table-cell office:value-type="string">
            <text:p>Yang Wang</text:p>
          </table:table-cell>
          <table:table-cell office:value-type="string">
            <text:p>Propriétaire</text:p>
          </table:table-cell>
          <table:table-cell office:value-type="string">
            <text:p>Hauptstr. 29</text:p>
          </table:table-cell>
          <table:table-cell office:value-type="string">
            <text:p>Bern</text:p>
          </table:table-cell>
          <table:table-cell/>
          <table:table-cell office:value-type="float" office:value="3012">
            <text:p>3012</text:p>
          </table:table-cell>
          <table:table-cell office:value-type="string">
            <text:p>Suisse</text:p>
          </table:table-cell>
          <table:table-cell office:value-type="string">
            <text:p>0452-076545</text:p>
          </table:table-cell>
          <table:table-cell/>
        </table:table-row>
        <table:table-row table:style-name="ro2">
          <table:table-cell office:value-type="string">
            <text:p>COMMI</text:p>
          </table:table-cell>
          <table:table-cell office:value-type="string">
            <text:p>Comércio Mineiro</text:p>
          </table:table-cell>
          <table:table-cell office:value-type="string">
            <text:p>Pedro Afonso</text:p>
          </table:table-cell>
          <table:table-cell office:value-type="string">
            <text:p>Assistant(e) des ventes</text:p>
          </table:table-cell>
          <table:table-cell office:value-type="string">
            <text:p>Av. dos Lusíadas, 23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string">
            <text:p>05432-043</text:p>
          </table:table-cell>
          <table:table-cell office:value-type="string">
            <text:p>Brésil</text:p>
          </table:table-cell>
          <table:table-cell office:value-type="string">
            <text:p>(11) 555-7647</text:p>
          </table:table-cell>
          <table:table-cell/>
        </table:table-row>
        <table:table-row table:style-name="ro3">
          <table:table-cell office:value-type="string">
            <text:p>CONSH</text:p>
          </table:table-cell>
          <table:table-cell office:value-type="string">
            <text:p>Consolidated Holdings</text:p>
          </table:table-cell>
          <table:table-cell office:value-type="string">
            <text:p>Elizabeth Brown</text:p>
          </table:table-cell>
          <table:table-cell office:value-type="string">
            <text:p>Représentant(e)</text:p>
          </table:table-cell>
          <table:table-cell office:value-type="string">
            <text:p>Berkeley Gardens</text:p>
            <text:p>12 <text:s/>Brewery </text:p>
          </table:table-cell>
          <table:table-cell office:value-type="string">
            <text:p>London</text:p>
          </table:table-cell>
          <table:table-cell/>
          <table:table-cell office:value-type="string">
            <text:p>WX1 6LT</text:p>
          </table:table-cell>
          <table:table-cell office:value-type="string">
            <text:p>Royaume-Uni</text:p>
          </table:table-cell>
          <table:table-cell office:value-type="string">
            <text:p>(71) 555-2282</text:p>
          </table:table-cell>
          <table:table-cell office:value-type="string">
            <text:p>(71) 555-9199</text:p>
          </table:table-cell>
        </table:table-row>
        <table:table-row table:style-name="ro2">
          <table:table-cell office:value-type="string">
            <text:p>DRACD</text:p>
          </table:table-cell>
          <table:table-cell office:value-type="string">
            <text:p>Drachenblut Delikatessen</text:p>
          </table:table-cell>
          <table:table-cell office:value-type="string">
            <text:p>Sven Ottlieb</text:p>
          </table:table-cell>
          <table:table-cell office:value-type="string">
            <text:p>Acheteur</text:p>
          </table:table-cell>
          <table:table-cell office:value-type="string">
            <text:p>Walserweg 21</text:p>
          </table:table-cell>
          <table:table-cell office:value-type="string">
            <text:p>Aachen</text:p>
          </table:table-cell>
          <table:table-cell/>
          <table:table-cell office:value-type="float" office:value="52066">
            <text:p>52066</text:p>
          </table:table-cell>
          <table:table-cell office:value-type="string">
            <text:p>Allemagne</text:p>
          </table:table-cell>
          <table:table-cell office:value-type="string">
            <text:p>0241-039123</text:p>
          </table:table-cell>
          <table:table-cell office:value-type="string">
            <text:p>0241-059428</text:p>
          </table:table-cell>
        </table:table-row>
        <table:table-row table:style-name="ro2">
          <table:table-cell office:value-type="string">
            <text:p>DUMON</text:p>
          </table:table-cell>
          <table:table-cell office:value-type="string">
            <text:p>Du monde entier</text:p>
          </table:table-cell>
          <table:table-cell office:value-type="string">
            <text:p>Janine Labrune</text:p>
          </table:table-cell>
          <table:table-cell office:value-type="string">
            <text:p>Propriétaire</text:p>
          </table:table-cell>
          <table:table-cell office:value-type="string">
            <text:p>67, rue des Cinquante Otages</text:p>
          </table:table-cell>
          <table:table-cell office:value-type="string">
            <text:p>Nante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France</text:p>
          </table:table-cell>
          <table:table-cell office:value-type="string">
            <text:p>40.67.88.88</text:p>
          </table:table-cell>
          <table:table-cell office:value-type="string">
            <text:p>40.67.89.89</text:p>
          </table:table-cell>
        </table:table-row>
        <table:table-row table:style-name="ro2">
          <table:table-cell office:value-type="string">
            <text:p>EASTC</text:p>
          </table:table-cell>
          <table:table-cell office:value-type="string">
            <text:p>Eastern Connection</text:p>
          </table:table-cell>
          <table:table-cell office:value-type="string">
            <text:p>Ann Devon</text:p>
          </table:table-cell>
          <table:table-cell office:value-type="string">
            <text:p>Assistant(e) des ventes</text:p>
          </table:table-cell>
          <table:table-cell office:value-type="string">
            <text:p>35 King George</text:p>
          </table:table-cell>
          <table:table-cell office:value-type="string">
            <text:p>London</text:p>
          </table:table-cell>
          <table:table-cell/>
          <table:table-cell office:value-type="string">
            <text:p>WX3 6FW</text:p>
          </table:table-cell>
          <table:table-cell office:value-type="string">
            <text:p>Royaume-Uni</text:p>
          </table:table-cell>
          <table:table-cell office:value-type="string">
            <text:p>(71) 555-0297</text:p>
          </table:table-cell>
          <table:table-cell office:value-type="string">
            <text:p>(71) 555-3373</text:p>
          </table:table-cell>
        </table:table-row>
        <table:table-row table:style-name="ro2">
          <table:table-cell office:value-type="string">
            <text:p>ERNSH</text:p>
          </table:table-cell>
          <table:table-cell office:value-type="string">
            <text:p>Ernst Handel</text:p>
          </table:table-cell>
          <table:table-cell office:value-type="string">
            <text:p>Roland Mendel</text:p>
          </table:table-cell>
          <table:table-cell office:value-type="string">
            <text:p>Chef des ventes</text:p>
          </table:table-cell>
          <table:table-cell office:value-type="string">
            <text:p>Kirchgasse 6</text:p>
          </table:table-cell>
          <table:table-cell office:value-type="string">
            <text:p>Graz</text:p>
          </table:table-cell>
          <table:table-cell/>
          <table:table-cell office:value-type="float" office:value="8010">
            <text:p>8010</text:p>
          </table:table-cell>
          <table:table-cell office:value-type="string">
            <text:p>Autriche</text:p>
          </table:table-cell>
          <table:table-cell office:value-type="string">
            <text:p>7675-3425</text:p>
          </table:table-cell>
          <table:table-cell office:value-type="string">
            <text:p>7675-3426</text:p>
          </table:table-cell>
        </table:table-row>
        <table:table-row table:style-name="ro2">
          <table:table-cell office:value-type="string">
            <text:p>FAMIA</text:p>
          </table:table-cell>
          <table:table-cell office:value-type="string">
            <text:p>Familia Arquibaldo</text:p>
          </table:table-cell>
          <table:table-cell office:value-type="string">
            <text:p>Aria Cruz</text:p>
          </table:table-cell>
          <table:table-cell office:value-type="string">
            <text:p>Assistant(e) marketing</text:p>
          </table:table-cell>
          <table:table-cell office:value-type="string">
            <text:p>Rua Orós, 92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string">
            <text:p>05442-030</text:p>
          </table:table-cell>
          <table:table-cell office:value-type="string">
            <text:p>Brésil</text:p>
          </table:table-cell>
          <table:table-cell office:value-type="string">
            <text:p>(11) 555-9857</text:p>
          </table:table-cell>
          <table:table-cell/>
        </table:table-row>
        <table:table-row table:style-name="ro2">
          <table:table-cell office:value-type="string">
            <text:p>FISSA</text:p>
          </table:table-cell>
          <table:table-cell office:value-type="string">
            <text:p>FISSA Fabrica Inter. Salchichas S.A.</text:p>
          </table:table-cell>
          <table:table-cell office:value-type="string">
            <text:p>Diego Roel</text:p>
          </table:table-cell>
          <table:table-cell office:value-type="string">
            <text:p>Chef comptable</text:p>
          </table:table-cell>
          <table:table-cell office:value-type="string">
            <text:p>C/ Moralzarzal, 86</text:p>
          </table:table-cell>
          <table:table-cell office:value-type="string">
            <text:p>Madrid</text:p>
          </table:table-cell>
          <table:table-cell/>
          <table:table-cell office:value-type="float" office:value="28034">
            <text:p>28034</text:p>
          </table:table-cell>
          <table:table-cell office:value-type="string">
            <text:p>Espagne</text:p>
          </table:table-cell>
          <table:table-cell office:value-type="string">
            <text:p>(91) 555 94 44</text:p>
          </table:table-cell>
          <table:table-cell office:value-type="string">
            <text:p>(91) 555 55 93</text:p>
          </table:table-cell>
        </table:table-row>
        <table:table-row table:style-name="ro2">
          <table:table-cell office:value-type="string">
            <text:p>FOLIG</text:p>
          </table:table-cell>
          <table:table-cell office:value-type="string">
            <text:p>Folies gourmandes</text:p>
          </table:table-cell>
          <table:table-cell office:value-type="string">
            <text:p>Martine Rancé</text:p>
          </table:table-cell>
          <table:table-cell office:value-type="string">
            <text:p>Représentant(e)</text:p>
          </table:table-cell>
          <table:table-cell office:value-type="string">
            <text:p>184, chaussée de Tournai</text:p>
          </table:table-cell>
          <table:table-cell office:value-type="string">
            <text:p>Lille</text:p>
          </table:table-cell>
          <table:table-cell/>
          <table:table-cell office:value-type="float" office:value="59000">
            <text:p>59000</text:p>
          </table:table-cell>
          <table:table-cell office:value-type="string">
            <text:p>France</text:p>
          </table:table-cell>
          <table:table-cell office:value-type="string">
            <text:p>20.16.10.16</text:p>
          </table:table-cell>
          <table:table-cell office:value-type="string">
            <text:p>20.16.10.17</text:p>
          </table:table-cell>
        </table:table-row>
        <table:table-row table:style-name="ro2">
          <table:table-cell office:value-type="string">
            <text:p>FOLKO</text:p>
          </table:table-cell>
          <table:table-cell office:value-type="string">
            <text:p>Folk och fä HB</text:p>
          </table:table-cell>
          <table:table-cell office:value-type="string">
            <text:p>Maria Larsson</text:p>
          </table:table-cell>
          <table:table-cell office:value-type="string">
            <text:p>Propriétaire</text:p>
          </table:table-cell>
          <table:table-cell office:value-type="string">
            <text:p>Åkergatan 24</text:p>
          </table:table-cell>
          <table:table-cell office:value-type="string">
            <text:p>Bräcke</text:p>
          </table:table-cell>
          <table:table-cell/>
          <table:table-cell office:value-type="string">
            <text:p>S-844 67</text:p>
          </table:table-cell>
          <table:table-cell office:value-type="string">
            <text:p>Suède</text:p>
          </table:table-cell>
          <table:table-cell office:value-type="string">
            <text:p>0695-34 67 21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Frankenversand</text:p>
          </table:table-cell>
          <table:table-cell office:value-type="string">
            <text:p>Peter Franken</text:p>
          </table:table-cell>
          <table:table-cell office:value-type="string">
            <text:p>Directeur du marketing</text:p>
          </table:table-cell>
          <table:table-cell office:value-type="string">
            <text:p>Berliner Platz 43</text:p>
          </table:table-cell>
          <table:table-cell office:value-type="string">
            <text:p>München</text:p>
          </table:table-cell>
          <table:table-cell/>
          <table:table-cell office:value-type="float" office:value="80805">
            <text:p>80805</text:p>
          </table:table-cell>
          <table:table-cell office:value-type="string">
            <text:p>Allemagne</text:p>
          </table:table-cell>
          <table:table-cell office:value-type="string">
            <text:p>089-0877310</text:p>
          </table:table-cell>
          <table:table-cell office:value-type="string">
            <text:p>089-0877451</text:p>
          </table:table-cell>
        </table:table-row>
        <table:table-row table:style-name="ro2">
          <table:table-cell office:value-type="string">
            <text:p>FRANR</text:p>
          </table:table-cell>
          <table:table-cell office:value-type="string">
            <text:p>France restauration</text:p>
          </table:table-cell>
          <table:table-cell office:value-type="string">
            <text:p>Carine Schmitt</text:p>
          </table:table-cell>
          <table:table-cell office:value-type="string">
            <text:p>Directeur du marketing</text:p>
          </table:table-cell>
          <table:table-cell office:value-type="string">
            <text:p>54, rue Royale</text:p>
          </table:table-cell>
          <table:table-cell office:value-type="string">
            <text:p>Nante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France</text:p>
          </table:table-cell>
          <table:table-cell office:value-type="string">
            <text:p>40.32.21.21</text:p>
          </table:table-cell>
          <table:table-cell office:value-type="string">
            <text:p>40.32.21.20</text:p>
          </table:table-cell>
        </table:table-row>
        <table:table-row table:style-name="ro2">
          <table:table-cell office:value-type="string">
            <text:p>FRANS</text:p>
          </table:table-cell>
          <table:table-cell office:value-type="string">
            <text:p>Franchi S.p.A.</text:p>
          </table:table-cell>
          <table:table-cell office:value-type="string">
            <text:p>Paolo Accorti</text:p>
          </table:table-cell>
          <table:table-cell office:value-type="string">
            <text:p>Représentant(e)</text:p>
          </table:table-cell>
          <table:table-cell office:value-type="string">
            <text:p>Via Monte Bianco 34</text:p>
          </table:table-cell>
          <table:table-cell office:value-type="string">
            <text:p>Torino</text:p>
          </table:table-cell>
          <table:table-cell/>
          <table:table-cell office:value-type="float" office:value="10100">
            <text:p>10100</text:p>
          </table:table-cell>
          <table:table-cell office:value-type="string">
            <text:p>Italie</text:p>
          </table:table-cell>
          <table:table-cell office:value-type="string">
            <text:p>011-4988260</text:p>
          </table:table-cell>
          <table:table-cell office:value-type="string">
            <text:p>011-4988261</text:p>
          </table:table-cell>
        </table:table-row>
        <table:table-row table:style-name="ro2">
          <table:table-cell office:value-type="string">
            <text:p>FURIB</text:p>
          </table:table-cell>
          <table:table-cell office:value-type="string">
            <text:p>Furia Bacalhau e Frutos do Mar</text:p>
          </table:table-cell>
          <table:table-cell office:value-type="string">
            <text:p>Lino Rodriguez </text:p>
          </table:table-cell>
          <table:table-cell office:value-type="string">
            <text:p>Chef des ventes</text:p>
          </table:table-cell>
          <table:table-cell office:value-type="string">
            <text:p>Jardim das rosas n. 32</text:p>
          </table:table-cell>
          <table:table-cell office:value-type="string">
            <text:p>Lisboa</text:p>
          </table:table-cell>
          <table:table-cell/>
          <table:table-cell office:value-type="float" office:value="1675">
            <text:p>1675</text:p>
          </table:table-cell>
          <table:table-cell office:value-type="string">
            <text:p>Portugal</text:p>
          </table:table-cell>
          <table:table-cell office:value-type="string">
            <text:p>(1) 354-2534</text:p>
          </table:table-cell>
          <table:table-cell office:value-type="string">
            <text:p>(1) 354-2535</text:p>
          </table:table-cell>
        </table:table-row>
        <table:table-row table:style-name="ro2">
          <table:table-cell office:value-type="string">
            <text:p>GALED</text:p>
          </table:table-cell>
          <table:table-cell office:value-type="string">
            <text:p>Galería del gastrónomo</text:p>
          </table:table-cell>
          <table:table-cell office:value-type="string">
            <text:p>Eduardo Saavedra</text:p>
          </table:table-cell>
          <table:table-cell office:value-type="string">
            <text:p>Directeur du marketing</text:p>
          </table:table-cell>
          <table:table-cell office:value-type="string">
            <text:p>Rambla de Cataluña, 23</text:p>
          </table:table-cell>
          <table:table-cell office:value-type="string">
            <text:p>Barcelona</text:p>
          </table:table-cell>
          <table:table-cell/>
          <table:table-cell office:value-type="float" office:value="8022">
            <text:p>8022</text:p>
          </table:table-cell>
          <table:table-cell office:value-type="string">
            <text:p>Espagne</text:p>
          </table:table-cell>
          <table:table-cell office:value-type="string">
            <text:p>(93) 203 4560</text:p>
          </table:table-cell>
          <table:table-cell office:value-type="string">
            <text:p>(93) 203 4561</text:p>
          </table:table-cell>
        </table:table-row>
        <table:table-row table:style-name="ro2">
          <table:table-cell office:value-type="string">
            <text:p>GODOS</text:p>
          </table:table-cell>
          <table:table-cell office:value-type="string">
            <text:p>Godos Cocina Típica</text:p>
          </table:table-cell>
          <table:table-cell office:value-type="string">
            <text:p>José Pedro Freyre</text:p>
          </table:table-cell>
          <table:table-cell office:value-type="string">
            <text:p>Chef des ventes</text:p>
          </table:table-cell>
          <table:table-cell office:value-type="string">
            <text:p>C/ Romero, 33</text:p>
          </table:table-cell>
          <table:table-cell office:value-type="string">
            <text:p>Sevilla</text:p>
          </table:table-cell>
          <table:table-cell/>
          <table:table-cell office:value-type="float" office:value="41101">
            <text:p>41101</text:p>
          </table:table-cell>
          <table:table-cell office:value-type="string">
            <text:p>Espagne</text:p>
          </table:table-cell>
          <table:table-cell office:value-type="string">
            <text:p>(95) 555 82 82</text:p>
          </table:table-cell>
          <table:table-cell/>
        </table:table-row>
        <table:table-row table:style-name="ro2">
          <table:table-cell office:value-type="string">
            <text:p>GOURL</text:p>
          </table:table-cell>
          <table:table-cell office:value-type="string">
            <text:p>Gourmet Lanchonetes</text:p>
          </table:table-cell>
          <table:table-cell office:value-type="string">
            <text:p>André Fonseca</text:p>
          </table:table-cell>
          <table:table-cell office:value-type="string">
            <text:p>Assistant(e) des ventes</text:p>
          </table:table-cell>
          <table:table-cell office:value-type="string">
            <text:p>Av. Brasil, 442</text:p>
          </table:table-cell>
          <table:table-cell office:value-type="string">
            <text:p>Campinas</text:p>
          </table:table-cell>
          <table:table-cell office:value-type="string">
            <text:p>SP</text:p>
          </table:table-cell>
          <table:table-cell office:value-type="string">
            <text:p>04876-786</text:p>
          </table:table-cell>
          <table:table-cell office:value-type="string">
            <text:p>Brésil</text:p>
          </table:table-cell>
          <table:table-cell office:value-type="string">
            <text:p>(11) 555-9482</text:p>
          </table:table-cell>
          <table:table-cell/>
        </table:table-row>
        <table:table-row table:style-name="ro2">
          <table:table-cell office:value-type="string">
            <text:p>GREAL</text:p>
          </table:table-cell>
          <table:table-cell office:value-type="string">
            <text:p>Great Lakes Food Market</text:p>
          </table:table-cell>
          <table:table-cell office:value-type="string">
            <text:p>Howard Snyder</text:p>
          </table:table-cell>
          <table:table-cell office:value-type="string">
            <text:p>Directeur du marketing</text:p>
          </table:table-cell>
          <table:table-cell office:value-type="string">
            <text:p>2732 Baker Blvd.</text:p>
          </table:table-cell>
          <table:table-cell office:value-type="string">
            <text:p>Eugene</text:p>
          </table:table-cell>
          <table:table-cell office:value-type="string">
            <text:p>OR</text:p>
          </table:table-cell>
          <table:table-cell office:value-type="float" office:value="97403">
            <text:p>97403</text:p>
          </table:table-cell>
          <table:table-cell office:value-type="string">
            <text:p>États-Unis</text:p>
          </table:table-cell>
          <table:table-cell office:value-type="string">
            <text:p>(503) 555-7555</text:p>
          </table:table-cell>
          <table:table-cell/>
        </table:table-row>
        <table:table-row table:style-name="ro2">
          <table:table-cell office:value-type="string">
            <text:p>GROSR</text:p>
          </table:table-cell>
          <table:table-cell office:value-type="string">
            <text:p>GROSELLA-Restaurante</text:p>
          </table:table-cell>
          <table:table-cell office:value-type="string">
            <text:p>Manuel Pereira</text:p>
          </table:table-cell>
          <table:table-cell office:value-type="string">
            <text:p>Propriétaire</text:p>
          </table:table-cell>
          <table:table-cell office:value-type="string">
            <text:p>5ª Ave. Los Palos Grandes</text:p>
          </table:table-cell>
          <table:table-cell office:value-type="string">
            <text:p>Caracas</text:p>
          </table:table-cell>
          <table:table-cell office:value-type="string">
            <text:p>DF</text:p>
          </table:table-cell>
          <table:table-cell office:value-type="float" office:value="1081">
            <text:p>1081</text:p>
          </table:table-cell>
          <table:table-cell office:value-type="string">
            <text:p>Venezuela</text:p>
          </table:table-cell>
          <table:table-cell office:value-type="string">
            <text:p>(2) 283-2951</text:p>
          </table:table-cell>
          <table:table-cell office:value-type="string">
            <text:p>(2) 283-3397</text:p>
          </table:table-cell>
        </table:table-row>
        <table:table-row table:style-name="ro2">
          <table:table-cell office:value-type="string">
            <text:p>HANAR</text:p>
          </table:table-cell>
          <table:table-cell office:value-type="string">
            <text:p>Hanari Carnes</text:p>
          </table:table-cell>
          <table:table-cell office:value-type="string">
            <text:p>Mario Pontes</text:p>
          </table:table-cell>
          <table:table-cell office:value-type="string">
            <text:p>Chef comptable</text:p>
          </table:table-cell>
          <table:table-cell office:value-type="string">
            <text:p>Rua do Paço, 67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05454-876</text:p>
          </table:table-cell>
          <table:table-cell office:value-type="string">
            <text:p>Brésil</text:p>
          </table:table-cell>
          <table:table-cell office:value-type="string">
            <text:p>(21) 555-0091</text:p>
          </table:table-cell>
          <table:table-cell office:value-type="string">
            <text:p>(21) 555-8765</text:p>
          </table:table-cell>
        </table:table-row>
        <table:table-row table:style-name="ro2">
          <table:table-cell office:value-type="string">
            <text:p>HILAA</text:p>
          </table:table-cell>
          <table:table-cell office:value-type="string">
            <text:p>HILARIÓN-Abastos</text:p>
          </table:table-cell>
          <table:table-cell office:value-type="string">
            <text:p>Carlos Hernández</text:p>
          </table:table-cell>
          <table:table-cell office:value-type="string">
            <text:p>Représentant(e)</text:p>
          </table:table-cell>
          <table:table-cell office:value-type="string">
            <text:p>Carrera 22 con Ave. Carlos Soublette #8-35</text:p>
          </table:table-cell>
          <table:table-cell office:value-type="string">
            <text:p>San Cristóbal</text:p>
          </table:table-cell>
          <table:table-cell office:value-type="string">
            <text:p>Táchira</text:p>
          </table:table-cell>
          <table:table-cell office:value-type="float" office:value="5022">
            <text:p>5022</text:p>
          </table:table-cell>
          <table:table-cell office:value-type="string">
            <text:p>Venezuela</text:p>
          </table:table-cell>
          <table:table-cell office:value-type="string">
            <text:p>(5) 555-1340</text:p>
          </table:table-cell>
          <table:table-cell office:value-type="string">
            <text:p>(5) 555-1948</text:p>
          </table:table-cell>
        </table:table-row>
        <table:table-row table:style-name="ro3">
          <table:table-cell office:value-type="string">
            <text:p>HUNGC</text:p>
          </table:table-cell>
          <table:table-cell office:value-type="string">
            <text:p>Hungry Coyote Import Store</text:p>
          </table:table-cell>
          <table:table-cell office:value-type="string">
            <text:p>Yoshi Latimer</text:p>
          </table:table-cell>
          <table:table-cell office:value-type="string">
            <text:p>Représentant(e)</text:p>
          </table:table-cell>
          <table:table-cell office:value-type="string">
            <text:p>City Center Plaza</text:p>
            <text:p>516 Main St.</text:p>
          </table:table-cell>
          <table:table-cell office:value-type="string">
            <text:p>Elgin</text:p>
          </table:table-cell>
          <table:table-cell office:value-type="string">
            <text:p>OR</text:p>
          </table:table-cell>
          <table:table-cell office:value-type="float" office:value="97827">
            <text:p>97827</text:p>
          </table:table-cell>
          <table:table-cell office:value-type="string">
            <text:p>États-Unis</text:p>
          </table:table-cell>
          <table:table-cell office:value-type="string">
            <text:p>(503) 555-6874</text:p>
          </table:table-cell>
          <table:table-cell office:value-type="string">
            <text:p>(503) 555-2376</text:p>
          </table:table-cell>
        </table:table-row>
        <table:table-row table:style-name="ro2">
          <table:table-cell office:value-type="string">
            <text:p>HUNGO</text:p>
          </table:table-cell>
          <table:table-cell office:value-type="string">
            <text:p>Hungry Owl All-Night Grocers</text:p>
          </table:table-cell>
          <table:table-cell office:value-type="string">
            <text:p>Patricia McKenna</text:p>
          </table:table-cell>
          <table:table-cell office:value-type="string">
            <text:p>Assistant(e) des ventes</text:p>
          </table:table-cell>
          <table:table-cell office:value-type="string">
            <text:p>8 Johnstown Road</text:p>
          </table:table-cell>
          <table:table-cell office:value-type="string">
            <text:p>Cork</text:p>
          </table:table-cell>
          <table:table-cell office:value-type="string">
            <text:p>Co. Cork</text:p>
          </table:table-cell>
          <table:table-cell/>
          <table:table-cell office:value-type="string">
            <text:p>Irlande</text:p>
          </table:table-cell>
          <table:table-cell office:value-type="float" office:value="2967542">
            <text:p>2967542</text:p>
          </table:table-cell>
          <table:table-cell office:value-type="string">
            <text:p>2967 3333</text:p>
          </table:table-cell>
        </table:table-row>
        <table:table-row table:style-name="ro3">
          <table:table-cell office:value-type="string">
            <text:p>ISLAT</text:p>
          </table:table-cell>
          <table:table-cell office:value-type="string">
            <text:p>Island Trading</text:p>
          </table:table-cell>
          <table:table-cell office:value-type="string">
            <text:p>Helen Bennett</text:p>
          </table:table-cell>
          <table:table-cell office:value-type="string">
            <text:p>Directeur du marketing</text:p>
          </table:table-cell>
          <table:table-cell office:value-type="string">
            <text:p>Garden House</text:p>
            <text:p>Crowther Way</text:p>
          </table:table-cell>
          <table:table-cell office:value-type="string">
            <text:p>Cowes</text:p>
          </table:table-cell>
          <table:table-cell office:value-type="string">
            <text:p>Isle of Wight</text:p>
          </table:table-cell>
          <table:table-cell office:value-type="string">
            <text:p>PO31 7PJ</text:p>
          </table:table-cell>
          <table:table-cell office:value-type="string">
            <text:p>Royaume-Uni</text:p>
          </table:table-cell>
          <table:table-cell office:value-type="string">
            <text:p>(198) 555-8888</text:p>
          </table:table-cell>
          <table:table-cell/>
        </table:table-row>
        <table:table-row table:style-name="ro2">
          <table:table-cell office:value-type="string">
            <text:p>KOENE</text:p>
          </table:table-cell>
          <table:table-cell office:value-type="string">
            <text:p>Königlich Essen</text:p>
          </table:table-cell>
          <table:table-cell office:value-type="string">
            <text:p>Philip Cramer</text:p>
          </table:table-cell>
          <table:table-cell office:value-type="string">
            <text:p>Assistant(e) des ventes</text:p>
          </table:table-cell>
          <table:table-cell office:value-type="string">
            <text:p>Maubelstr. 90</text:p>
          </table:table-cell>
          <table:table-cell office:value-type="string">
            <text:p>Brandenburg</text:p>
          </table:table-cell>
          <table:table-cell/>
          <table:table-cell office:value-type="float" office:value="14776">
            <text:p>14776</text:p>
          </table:table-cell>
          <table:table-cell office:value-type="string">
            <text:p>Allemagne</text:p>
          </table:table-cell>
          <table:table-cell office:value-type="string">
            <text:p>0555-09876</text:p>
          </table:table-cell>
          <table:table-cell/>
        </table:table-row>
        <table:table-row table:style-name="ro2">
          <table:table-cell office:value-type="string">
            <text:p>LACOR</text:p>
          </table:table-cell>
          <table:table-cell office:value-type="string">
            <text:p>La corne d'abondance</text:p>
          </table:table-cell>
          <table:table-cell office:value-type="string">
            <text:p>Daniel Tonini</text:p>
          </table:table-cell>
          <table:table-cell office:value-type="string">
            <text:p>Représentant(e)</text:p>
          </table:table-cell>
          <table:table-cell office:value-type="string">
            <text:p>67, avenue de l'Europe</text:p>
          </table:table-cell>
          <table:table-cell office:value-type="string">
            <text:p>Versailles</text:p>
          </table:table-cell>
          <table:table-cell/>
          <table:table-cell office:value-type="float" office:value="78000">
            <text:p>78000</text:p>
          </table:table-cell>
          <table:table-cell office:value-type="string">
            <text:p>France</text:p>
          </table:table-cell>
          <table:table-cell office:value-type="string">
            <text:p>30.59.84.10</text:p>
          </table:table-cell>
          <table:table-cell office:value-type="string">
            <text:p>30.59.85.11</text:p>
          </table:table-cell>
        </table:table-row>
        <table:table-row table:style-name="ro2">
          <table:table-cell office:value-type="string">
            <text:p>LAMAI</text:p>
          </table:table-cell>
          <table:table-cell office:value-type="string">
            <text:p>La maison d'Asie</text:p>
          </table:table-cell>
          <table:table-cell office:value-type="string">
            <text:p>Annette Roulet</text:p>
          </table:table-cell>
          <table:table-cell office:value-type="string">
            <text:p>Chef des ventes</text:p>
          </table:table-cell>
          <table:table-cell office:value-type="string">
            <text:p>1 rue Alsace-Lorraine</text:p>
          </table:table-cell>
          <table:table-cell office:value-type="string">
            <text:p>Toulouse</text:p>
          </table:table-cell>
          <table:table-cell/>
          <table:table-cell office:value-type="float" office:value="31000">
            <text:p>31000</text:p>
          </table:table-cell>
          <table:table-cell office:value-type="string">
            <text:p>France</text:p>
          </table:table-cell>
          <table:table-cell office:value-type="string">
            <text:p>61.77.61.10</text:p>
          </table:table-cell>
          <table:table-cell office:value-type="string">
            <text:p>61.77.61.11</text:p>
          </table:table-cell>
        </table:table-row>
        <table:table-row table:style-name="ro2">
          <table:table-cell office:value-type="string">
            <text:p>LAUGB</text:p>
          </table:table-cell>
          <table:table-cell office:value-type="string">
            <text:p>Laughing Bacchus Wine Cellars</text:p>
          </table:table-cell>
          <table:table-cell office:value-type="string">
            <text:p>Yoshi Tannamuri</text:p>
          </table:table-cell>
          <table:table-cell office:value-type="string">
            <text:p>Assistant(e) marketing</text:p>
          </table:table-cell>
          <table:table-cell office:value-type="string">
            <text:p>1900 Oak St.</text:p>
          </table:table-cell>
          <table:table-cell office:value-type="string">
            <text:p>Vancouver</text:p>
          </table:table-cell>
          <table:table-cell office:value-type="string">
            <text:p>BC</text:p>
          </table:table-cell>
          <table:table-cell office:value-type="string">
            <text:p>V3F 2K1</text:p>
          </table:table-cell>
          <table:table-cell office:value-type="string">
            <text:p>Canada</text:p>
          </table:table-cell>
          <table:table-cell office:value-type="string">
            <text:p>(604) 555-3392</text:p>
          </table:table-cell>
          <table:table-cell office:value-type="string">
            <text:p>(604) 555-7293</text:p>
          </table:table-cell>
        </table:table-row>
        <table:table-row table:style-name="ro2">
          <table:table-cell office:value-type="string">
            <text:p>LAZYK</text:p>
          </table:table-cell>
          <table:table-cell office:value-type="string">
            <text:p>Lazy K Kountry Store</text:p>
          </table:table-cell>
          <table:table-cell office:value-type="string">
            <text:p>John Steel</text:p>
          </table:table-cell>
          <table:table-cell office:value-type="string">
            <text:p>Directeur du marketing</text:p>
          </table:table-cell>
          <table:table-cell office:value-type="string">
            <text:p>12 Orchestra Terrace</text:p>
          </table:table-cell>
          <table:table-cell office:value-type="string">
            <text:p>Walla Walla</text:p>
          </table:table-cell>
          <table:table-cell office:value-type="string">
            <text:p>WA</text:p>
          </table:table-cell>
          <table:table-cell office:value-type="float" office:value="99362">
            <text:p>99362</text:p>
          </table:table-cell>
          <table:table-cell office:value-type="string">
            <text:p>États-Unis</text:p>
          </table:table-cell>
          <table:table-cell office:value-type="string">
            <text:p>(509) 555-7969</text:p>
          </table:table-cell>
          <table:table-cell office:value-type="string">
            <text:p>(509) 555-6221</text:p>
          </table:table-cell>
        </table:table-row>
        <table:table-row table:style-name="ro2">
          <table:table-cell office:value-type="string">
            <text:p>LEHMS</text:p>
          </table:table-cell>
          <table:table-cell office:value-type="string">
            <text:p>Lehmanns Marktstand</text:p>
          </table:table-cell>
          <table:table-cell office:value-type="string">
            <text:p>Renate Messner</text:p>
          </table:table-cell>
          <table:table-cell office:value-type="string">
            <text:p>Représentant(e)</text:p>
          </table:table-cell>
          <table:table-cell office:value-type="string">
            <text:p>Magazinweg 7</text:p>
          </table:table-cell>
          <table:table-cell office:value-type="string">
            <text:p>Frankfurt a.M. </text:p>
          </table:table-cell>
          <table:table-cell/>
          <table:table-cell office:value-type="float" office:value="60528">
            <text:p>60528</text:p>
          </table:table-cell>
          <table:table-cell office:value-type="string">
            <text:p>Allemagne</text:p>
          </table:table-cell>
          <table:table-cell office:value-type="string">
            <text:p>069-0245984</text:p>
          </table:table-cell>
          <table:table-cell office:value-type="string">
            <text:p>069-0245874</text:p>
          </table:table-cell>
        </table:table-row>
        <table:table-row table:style-name="ro3">
          <table:table-cell office:value-type="string">
            <text:p>LETSS</text:p>
          </table:table-cell>
          <table:table-cell office:value-type="string">
            <text:p>Let's Stop N Shop</text:p>
          </table:table-cell>
          <table:table-cell office:value-type="string">
            <text:p>Jaime Yorres</text:p>
          </table:table-cell>
          <table:table-cell office:value-type="string">
            <text:p>Propriétaire</text:p>
          </table:table-cell>
          <table:table-cell office:value-type="string">
            <text:p>87 Polk St.</text:p>
            <text:p>Suite 5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7">
            <text:p>94117</text:p>
          </table:table-cell>
          <table:table-cell office:value-type="string">
            <text:p>États-Unis</text:p>
          </table:table-cell>
          <table:table-cell office:value-type="string">
            <text:p>(415) 555-5938</text:p>
          </table:table-cell>
          <table:table-cell/>
        </table:table-row>
        <table:table-row table:style-name="ro2">
          <table:table-cell office:value-type="string">
            <text:p>LILAS</text:p>
          </table:table-cell>
          <table:table-cell office:value-type="string">
            <text:p>LILA-Supermercado</text:p>
          </table:table-cell>
          <table:table-cell office:value-type="string">
            <text:p>Carlos González</text:p>
          </table:table-cell>
          <table:table-cell office:value-type="string">
            <text:p>Chef comptable</text:p>
          </table:table-cell>
          <table:table-cell office:value-type="string">
            <text:p>Carrera 52 con Ave. Bolívar #65-98 Llano Largo</text:p>
          </table:table-cell>
          <table:table-cell office:value-type="string">
            <text:p>Barquisimeto</text:p>
          </table:table-cell>
          <table:table-cell office:value-type="string">
            <text:p>Lara</text:p>
          </table:table-cell>
          <table:table-cell office:value-type="float" office:value="3508">
            <text:p>3508</text:p>
          </table:table-cell>
          <table:table-cell office:value-type="string">
            <text:p>Venezuela</text:p>
          </table:table-cell>
          <table:table-cell office:value-type="string">
            <text:p>(9) 331-6954</text:p>
          </table:table-cell>
          <table:table-cell office:value-type="string">
            <text:p>(9) 331-7256</text:p>
          </table:table-cell>
        </table:table-row>
        <table:table-row table:style-name="ro2">
          <table:table-cell office:value-type="string">
            <text:p>LINOD</text:p>
          </table:table-cell>
          <table:table-cell office:value-type="string">
            <text:p>LINO-Delicateses</text:p>
          </table:table-cell>
          <table:table-cell office:value-type="string">
            <text:p>Felipe Izquierdo</text:p>
          </table:table-cell>
          <table:table-cell office:value-type="string">
            <text:p>Propriétaire</text:p>
          </table:table-cell>
          <table:table-cell office:value-type="string">
            <text:p>Ave. 5 de Mayo Porlamar</text:p>
          </table:table-cell>
          <table:table-cell office:value-type="string">
            <text:p>I. de Margarita</text:p>
          </table:table-cell>
          <table:table-cell office:value-type="string">
            <text:p>Nueva Esparta</text:p>
          </table:table-cell>
          <table:table-cell office:value-type="float" office:value="4980">
            <text:p>4980</text:p>
          </table:table-cell>
          <table:table-cell office:value-type="string">
            <text:p>Venezuela</text:p>
          </table:table-cell>
          <table:table-cell office:value-type="string">
            <text:p>(8) 34-56-12</text:p>
          </table:table-cell>
          <table:table-cell office:value-type="string">
            <text:p>(8) 34-93-93</text:p>
          </table:table-cell>
        </table:table-row>
        <table:table-row table:style-name="ro2">
          <table:table-cell office:value-type="string">
            <text:p>LONEP</text:p>
          </table:table-cell>
          <table:table-cell office:value-type="string">
            <text:p>Lonesome Pine Restaurant</text:p>
          </table:table-cell>
          <table:table-cell office:value-type="string">
            <text:p>Fran Wilson</text:p>
          </table:table-cell>
          <table:table-cell office:value-type="string">
            <text:p>Chef des ventes</text:p>
          </table:table-cell>
          <table:table-cell office:value-type="string">
            <text:p>89 Chiaroscuro Rd.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float" office:value="97219">
            <text:p>97219</text:p>
          </table:table-cell>
          <table:table-cell office:value-type="string">
            <text:p>États-Unis</text:p>
          </table:table-cell>
          <table:table-cell office:value-type="string">
            <text:p>(503) 555-9573</text:p>
          </table:table-cell>
          <table:table-cell office:value-type="string">
            <text:p>(503) 555-9646</text:p>
          </table:table-cell>
        </table:table-row>
        <table:table-row table:style-name="ro2">
          <table:table-cell office:value-type="string">
            <text:p>MAGAA</text:p>
          </table:table-cell>
          <table:table-cell office:value-type="string">
            <text:p>Magazzini Alimentari Riuniti</text:p>
          </table:table-cell>
          <table:table-cell office:value-type="string">
            <text:p>Giovanni Rovelli</text:p>
          </table:table-cell>
          <table:table-cell office:value-type="string">
            <text:p>Directeur du marketing</text:p>
          </table:table-cell>
          <table:table-cell office:value-type="string">
            <text:p>Via Ludovico il Moro 22</text:p>
          </table:table-cell>
          <table:table-cell office:value-type="string">
            <text:p>Bergamo</text:p>
          </table:table-cell>
          <table:table-cell/>
          <table:table-cell office:value-type="float" office:value="24100">
            <text:p>24100</text:p>
          </table:table-cell>
          <table:table-cell office:value-type="string">
            <text:p>Italie</text:p>
          </table:table-cell>
          <table:table-cell office:value-type="string">
            <text:p>035-640230</text:p>
          </table:table-cell>
          <table:table-cell office:value-type="string">
            <text:p>035-640231</text:p>
          </table:table-cell>
        </table:table-row>
        <table:table-row table:style-name="ro2">
          <table:table-cell office:value-type="string">
            <text:p>MAISD</text:p>
          </table:table-cell>
          <table:table-cell office:value-type="string">
            <text:p>Maison Dewey</text:p>
          </table:table-cell>
          <table:table-cell office:value-type="string">
            <text:p>Catherine Dewey</text:p>
          </table:table-cell>
          <table:table-cell office:value-type="string">
            <text:p>Assistant(e) des ventes</text:p>
          </table:table-cell>
          <table:table-cell office:value-type="string">
            <text:p>Rue Joseph-Bens 532</text:p>
          </table:table-cell>
          <table:table-cell office:value-type="string">
            <text:p>Bruxelles</text:p>
          </table:table-cell>
          <table:table-cell/>
          <table:table-cell office:value-type="string">
            <text:p>B-1180</text:p>
          </table:table-cell>
          <table:table-cell office:value-type="string">
            <text:p>Belgique</text:p>
          </table:table-cell>
          <table:table-cell office:value-type="string">
            <text:p>(02) 201 24 67</text:p>
          </table:table-cell>
          <table:table-cell office:value-type="string">
            <text:p>(02) 201 24 68</text:p>
          </table:table-cell>
        </table:table-row>
        <table:table-row table:style-name="ro2">
          <table:table-cell office:value-type="string">
            <text:p>MEREP</text:p>
          </table:table-cell>
          <table:table-cell office:value-type="string">
            <text:p>Mère Paillarde</text:p>
          </table:table-cell>
          <table:table-cell office:value-type="string">
            <text:p>Jean Fresnière</text:p>
          </table:table-cell>
          <table:table-cell office:value-type="string">
            <text:p>Assistant(e) marketing</text:p>
          </table:table-cell>
          <table:table-cell office:value-type="string">
            <text:p>43 rue St. Laurent</text:p>
          </table:table-cell>
          <table:table-cell office:value-type="string">
            <text:p>Montréal</text:p>
          </table:table-cell>
          <table:table-cell office:value-type="string">
            <text:p>Québec</text:p>
          </table:table-cell>
          <table:table-cell office:value-type="string">
            <text:p>H1J 1C3</text:p>
          </table:table-cell>
          <table:table-cell office:value-type="string">
            <text:p>Canada</text:p>
          </table:table-cell>
          <table:table-cell office:value-type="string">
            <text:p>(514) 555-8054</text:p>
          </table:table-cell>
          <table:table-cell office:value-type="string">
            <text:p>(514) 555-8055</text:p>
          </table:table-cell>
        </table:table-row>
        <table:table-row table:style-name="ro2">
          <table:table-cell office:value-type="string">
            <text:p>MORGK</text:p>
          </table:table-cell>
          <table:table-cell office:value-type="string">
            <text:p>Morgenstern Gesundkost</text:p>
          </table:table-cell>
          <table:table-cell office:value-type="string">
            <text:p>Alexander Feuer</text:p>
          </table:table-cell>
          <table:table-cell office:value-type="string">
            <text:p>Assistant(e) marketing</text:p>
          </table:table-cell>
          <table:table-cell office:value-type="string">
            <text:p>Heerstr. 22</text:p>
          </table:table-cell>
          <table:table-cell office:value-type="string">
            <text:p>Leipzig</text:p>
          </table:table-cell>
          <table:table-cell/>
          <table:table-cell office:value-type="float" office:value="4179">
            <text:p>4179</text:p>
          </table:table-cell>
          <table:table-cell office:value-type="string">
            <text:p>Allemagne</text:p>
          </table:table-cell>
          <table:table-cell office:value-type="string">
            <text:p>0342-023176</text:p>
          </table:table-cell>
          <table:table-cell/>
        </table:table-row>
        <table:table-row table:style-name="ro3">
          <table:table-cell office:value-type="string">
            <text:p>NORTS</text:p>
          </table:table-cell>
          <table:table-cell office:value-type="string">
            <text:p>North/South</text:p>
          </table:table-cell>
          <table:table-cell office:value-type="string">
            <text:p>Simon Crowther</text:p>
          </table:table-cell>
          <table:table-cell office:value-type="string">
            <text:p>Assistant(e) des ventes</text:p>
          </table:table-cell>
          <table:table-cell office:value-type="string">
            <text:p>South House</text:p>
            <text:p>300 Queensbridge</text:p>
          </table:table-cell>
          <table:table-cell office:value-type="string">
            <text:p>London</text:p>
          </table:table-cell>
          <table:table-cell/>
          <table:table-cell office:value-type="string">
            <text:p>SW7 1RZ</text:p>
          </table:table-cell>
          <table:table-cell office:value-type="string">
            <text:p>Royaume-Uni</text:p>
          </table:table-cell>
          <table:table-cell office:value-type="string">
            <text:p>(71) 555-7733</text:p>
          </table:table-cell>
          <table:table-cell office:value-type="string">
            <text:p>(71) 555-2530</text:p>
          </table:table-cell>
        </table:table-row>
        <table:table-row table:style-name="ro3">
          <table:table-cell office:value-type="string">
            <text:p>OCEAN</text:p>
          </table:table-cell>
          <table:table-cell office:value-type="string">
            <text:p>Océano Atlántico Ltda.</text:p>
          </table:table-cell>
          <table:table-cell office:value-type="string">
            <text:p>Yvonne Moncada</text:p>
          </table:table-cell>
          <table:table-cell office:value-type="string">
            <text:p>Assistant(e) des ventes</text:p>
          </table:table-cell>
          <table:table-cell office:value-type="string">
            <text:p>Ing. Gustavo Moncada 8585</text:p>
            <text:p>Piso 20-A</text:p>
          </table:table-cell>
          <table:table-cell office:value-type="string">
            <text:p>Buenos Aires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Argentine</text:p>
          </table:table-cell>
          <table:table-cell office:value-type="string">
            <text:p>(1) 135-5333</text:p>
          </table:table-cell>
          <table:table-cell office:value-type="string">
            <text:p>(1) 135-5535</text:p>
          </table:table-cell>
        </table:table-row>
        <table:table-row table:style-name="ro2">
          <table:table-cell office:value-type="string">
            <text:p>OLDWO</text:p>
          </table:table-cell>
          <table:table-cell office:value-type="string">
            <text:p>Old World Delicatessen</text:p>
          </table:table-cell>
          <table:table-cell office:value-type="string">
            <text:p>Rene Phillips</text:p>
          </table:table-cell>
          <table:table-cell office:value-type="string">
            <text:p>Représentant(e)</text:p>
          </table:table-cell>
          <table:table-cell office:value-type="string">
            <text:p>2743 Bering St.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float" office:value="99508">
            <text:p>99508</text:p>
          </table:table-cell>
          <table:table-cell office:value-type="string">
            <text:p>États-Unis</text:p>
          </table:table-cell>
          <table:table-cell office:value-type="string">
            <text:p>(907) 555-7584</text:p>
          </table:table-cell>
          <table:table-cell office:value-type="string">
            <text:p>(907) 555-2880</text:p>
          </table:table-cell>
        </table:table-row>
        <table:table-row table:style-name="ro2">
          <table:table-cell office:value-type="string">
            <text:p>OTTIK</text:p>
          </table:table-cell>
          <table:table-cell office:value-type="string">
            <text:p>Ottilies Käseladen</text:p>
          </table:table-cell>
          <table:table-cell office:value-type="string">
            <text:p>Henriette Pfalzheim</text:p>
          </table:table-cell>
          <table:table-cell office:value-type="string">
            <text:p>Propriétaire</text:p>
          </table:table-cell>
          <table:table-cell office:value-type="string">
            <text:p>Mehrheimerstr. 369</text:p>
          </table:table-cell>
          <table:table-cell office:value-type="string">
            <text:p>Köln</text:p>
          </table:table-cell>
          <table:table-cell/>
          <table:table-cell office:value-type="float" office:value="50739">
            <text:p>50739</text:p>
          </table:table-cell>
          <table:table-cell office:value-type="string">
            <text:p>Allemagne</text:p>
          </table:table-cell>
          <table:table-cell office:value-type="string">
            <text:p>0221-0644327</text:p>
          </table:table-cell>
          <table:table-cell office:value-type="string">
            <text:p>0221-0765721</text:p>
          </table:table-cell>
        </table:table-row>
        <table:table-row table:style-name="ro2">
          <table:table-cell office:value-type="string">
            <text:p>PARIS</text:p>
          </table:table-cell>
          <table:table-cell office:value-type="string">
            <text:p>Paris spécialités</text:p>
          </table:table-cell>
          <table:table-cell office:value-type="string">
            <text:p>Marie Bertrand</text:p>
          </table:table-cell>
          <table:table-cell office:value-type="string">
            <text:p>Propriétaire</text:p>
          </table:table-cell>
          <table:table-cell office:value-type="string">
            <text:p>265, boulevard Charonne</text:p>
          </table:table-cell>
          <table:table-cell office:value-type="string">
            <text:p>Paris</text:p>
          </table:table-cell>
          <table:table-cell/>
          <table:table-cell office:value-type="float" office:value="75012">
            <text:p>75012</text:p>
          </table:table-cell>
          <table:table-cell office:value-type="string">
            <text:p>France</text:p>
          </table:table-cell>
          <table:table-cell office:value-type="string">
            <text:p>(1) 42.34.22.66</text:p>
          </table:table-cell>
          <table:table-cell office:value-type="string">
            <text:p>(1) 42.34.22.77</text:p>
          </table:table-cell>
        </table:table-row>
        <table:table-row table:style-name="ro2">
          <table:table-cell office:value-type="string">
            <text:p>PERIC</text:p>
          </table:table-cell>
          <table:table-cell office:value-type="string">
            <text:p>Pericles Comidas clásicas</text:p>
          </table:table-cell>
          <table:table-cell office:value-type="string">
            <text:p>Guillermo Fernández</text:p>
          </table:table-cell>
          <table:table-cell office:value-type="string">
            <text:p>Représentant(e)</text:p>
          </table:table-cell>
          <table:table-cell office:value-type="string">
            <text:p>Calle Dr. Jorge Cash 321</text:p>
          </table:table-cell>
          <table:table-cell office:value-type="string">
            <text:p>México D.F.</text:p>
          </table:table-cell>
          <table:table-cell/>
          <table:table-cell office:value-type="float" office:value="5033">
            <text:p>5033</text:p>
          </table:table-cell>
          <table:table-cell office:value-type="string">
            <text:p>Mexique</text:p>
          </table:table-cell>
          <table:table-cell office:value-type="string">
            <text:p>(5) 552-3745</text:p>
          </table:table-cell>
          <table:table-cell office:value-type="string">
            <text:p>(5) 545-3745</text:p>
          </table:table-cell>
        </table:table-row>
        <table:table-row table:style-name="ro2">
          <table:table-cell office:value-type="string">
            <text:p>PICCO</text:p>
          </table:table-cell>
          <table:table-cell office:value-type="string">
            <text:p>Piccolo und mehr</text:p>
          </table:table-cell>
          <table:table-cell office:value-type="string">
            <text:p>Georg Pipps</text:p>
          </table:table-cell>
          <table:table-cell office:value-type="string">
            <text:p>Chef des ventes</text:p>
          </table:table-cell>
          <table:table-cell office:value-type="string">
            <text:p>Geislweg 14</text:p>
          </table:table-cell>
          <table:table-cell office:value-type="string">
            <text:p>Salzburg</text:p>
          </table:table-cell>
          <table:table-cell/>
          <table:table-cell office:value-type="float" office:value="5020">
            <text:p>5020</text:p>
          </table:table-cell>
          <table:table-cell office:value-type="string">
            <text:p>Autriche</text:p>
          </table:table-cell>
          <table:table-cell office:value-type="string">
            <text:p>6562-9722</text:p>
          </table:table-cell>
          <table:table-cell office:value-type="string">
            <text:p>6562-9723</text:p>
          </table:table-cell>
        </table:table-row>
        <table:table-row table:style-name="ro2">
          <table:table-cell office:value-type="string">
            <text:p>PRINI</text:p>
          </table:table-cell>
          <table:table-cell office:value-type="string">
            <text:p>Princesa Isabel Vinhos</text:p>
          </table:table-cell>
          <table:table-cell office:value-type="string">
            <text:p>Isabel de Castro</text:p>
          </table:table-cell>
          <table:table-cell office:value-type="string">
            <text:p>Représentant(e)</text:p>
          </table:table-cell>
          <table:table-cell office:value-type="string">
            <text:p>Estrada da saúde n. 58</text:p>
          </table:table-cell>
          <table:table-cell office:value-type="string">
            <text:p>Lisboa</text:p>
          </table:table-cell>
          <table:table-cell/>
          <table:table-cell office:value-type="float" office:value="1756">
            <text:p>1756</text:p>
          </table:table-cell>
          <table:table-cell office:value-type="string">
            <text:p>Portugal</text:p>
          </table:table-cell>
          <table:table-cell office:value-type="string">
            <text:p>(1) 356-5634</text:p>
          </table:table-cell>
          <table:table-cell/>
        </table:table-row>
        <table:table-row table:style-name="ro2">
          <table:table-cell office:value-type="string">
            <text:p>QUEDE</text:p>
          </table:table-cell>
          <table:table-cell office:value-type="string">
            <text:p>Que Delícia</text:p>
          </table:table-cell>
          <table:table-cell office:value-type="string">
            <text:p>Bernardo Batista</text:p>
          </table:table-cell>
          <table:table-cell office:value-type="string">
            <text:p>Chef comptable</text:p>
          </table:table-cell>
          <table:table-cell office:value-type="string">
            <text:p>Rua da Panificadora, 12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02389-673</text:p>
          </table:table-cell>
          <table:table-cell office:value-type="string">
            <text:p>Brésil</text:p>
          </table:table-cell>
          <table:table-cell office:value-type="string">
            <text:p>(21) 555-4252</text:p>
          </table:table-cell>
          <table:table-cell office:value-type="string">
            <text:p>(21) 555-4545</text:p>
          </table:table-cell>
        </table:table-row>
        <table:table-row table:style-name="ro2">
          <table:table-cell office:value-type="string">
            <text:p>QUEEN</text:p>
          </table:table-cell>
          <table:table-cell office:value-type="string">
            <text:p>Queen Cozinha</text:p>
          </table:table-cell>
          <table:table-cell office:value-type="string">
            <text:p>Lúcia Carvalho</text:p>
          </table:table-cell>
          <table:table-cell office:value-type="string">
            <text:p>Assistant(e) marketing</text:p>
          </table:table-cell>
          <table:table-cell office:value-type="string">
            <text:p>Alameda dos Canàrios, 891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string">
            <text:p>05487-020</text:p>
          </table:table-cell>
          <table:table-cell office:value-type="string">
            <text:p>Brésil</text:p>
          </table:table-cell>
          <table:table-cell office:value-type="string">
            <text:p>(11) 555-1189</text:p>
          </table:table-cell>
          <table:table-cell/>
        </table:table-row>
        <table:table-row table:style-name="ro2">
          <table:table-cell office:value-type="string">
            <text:p>QUICK</text:p>
          </table:table-cell>
          <table:table-cell office:value-type="string">
            <text:p>QUICK-Stop</text:p>
          </table:table-cell>
          <table:table-cell office:value-type="string">
            <text:p>Horst Kloss</text:p>
          </table:table-cell>
          <table:table-cell office:value-type="string">
            <text:p>Chef comptable</text:p>
          </table:table-cell>
          <table:table-cell office:value-type="string">
            <text:p>Taucherstraße 10</text:p>
          </table:table-cell>
          <table:table-cell office:value-type="string">
            <text:p>Cunewalde</text:p>
          </table:table-cell>
          <table:table-cell/>
          <table:table-cell office:value-type="float" office:value="1307">
            <text:p>1307</text:p>
          </table:table-cell>
          <table:table-cell office:value-type="string">
            <text:p>Allemagne</text:p>
          </table:table-cell>
          <table:table-cell office:value-type="string">
            <text:p>0372-035188</text:p>
          </table:table-cell>
          <table:table-cell/>
        </table:table-row>
        <table:table-row table:style-name="ro2">
          <table:table-cell office:value-type="string">
            <text:p>RANCH</text:p>
          </table:table-cell>
          <table:table-cell office:value-type="string">
            <text:p>Rancho grande</text:p>
          </table:table-cell>
          <table:table-cell office:value-type="string">
            <text:p>Sergio Gutiérrez</text:p>
          </table:table-cell>
          <table:table-cell office:value-type="string">
            <text:p>Représentant(e)</text:p>
          </table:table-cell>
          <table:table-cell office:value-type="string">
            <text:p>Av. del Libertador 900</text:p>
          </table:table-cell>
          <table:table-cell office:value-type="string">
            <text:p>Buenos Aires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Argentine</text:p>
          </table:table-cell>
          <table:table-cell office:value-type="string">
            <text:p>(1) 123-5555</text:p>
          </table:table-cell>
          <table:table-cell office:value-type="string">
            <text:p>(1) 123-5556</text:p>
          </table:table-cell>
        </table:table-row>
        <table:table-row table:style-name="ro2">
          <table:table-cell office:value-type="string">
            <text:p>RATTC</text:p>
          </table:table-cell>
          <table:table-cell office:value-type="string">
            <text:p>Rattlesnake Canyon Grocery</text:p>
          </table:table-cell>
          <table:table-cell office:value-type="string">
            <text:p>Paula Wilson</text:p>
          </table:table-cell>
          <table:table-cell office:value-type="string">
            <text:p>Représentant(e)</text:p>
          </table:table-cell>
          <table:table-cell office:value-type="string">
            <text:p>2817 Milton Dr.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float" office:value="87110">
            <text:p>87110</text:p>
          </table:table-cell>
          <table:table-cell office:value-type="string">
            <text:p>États-Unis</text:p>
          </table:table-cell>
          <table:table-cell office:value-type="string">
            <text:p>(505) 555-5939</text:p>
          </table:table-cell>
          <table:table-cell office:value-type="string">
            <text:p>(505) 555-3620</text:p>
          </table:table-cell>
        </table:table-row>
        <table:table-row table:style-name="ro2">
          <table:table-cell office:value-type="string">
            <text:p>REGGC</text:p>
          </table:table-cell>
          <table:table-cell office:value-type="string">
            <text:p>Reggiani Caseifici</text:p>
          </table:table-cell>
          <table:table-cell office:value-type="string">
            <text:p>Maurizio Moroni</text:p>
          </table:table-cell>
          <table:table-cell office:value-type="string">
            <text:p>Assistant(e) des ventes</text:p>
          </table:table-cell>
          <table:table-cell office:value-type="string">
            <text:p>Strada Provinciale 124</text:p>
          </table:table-cell>
          <table:table-cell office:value-type="string">
            <text:p>Reggio Emilia</text:p>
          </table:table-cell>
          <table:table-cell/>
          <table:table-cell office:value-type="float" office:value="42100">
            <text:p>42100</text:p>
          </table:table-cell>
          <table:table-cell office:value-type="string">
            <text:p>Italie</text:p>
          </table:table-cell>
          <table:table-cell office:value-type="string">
            <text:p>0522-556721</text:p>
          </table:table-cell>
          <table:table-cell office:value-type="string">
            <text:p>0522-556722</text:p>
          </table:table-cell>
        </table:table-row>
        <table:table-row table:style-name="ro2">
          <table:table-cell office:value-type="string">
            <text:p>RICAR</text:p>
          </table:table-cell>
          <table:table-cell office:value-type="string">
            <text:p>Ricardo Adocicados</text:p>
          </table:table-cell>
          <table:table-cell office:value-type="string">
            <text:p>Janete Limeira</text:p>
          </table:table-cell>
          <table:table-cell office:value-type="string">
            <text:p>Représentant(e)</text:p>
          </table:table-cell>
          <table:table-cell office:value-type="string">
            <text:p>Av. Copacabana, 267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02389-890</text:p>
          </table:table-cell>
          <table:table-cell office:value-type="string">
            <text:p>Brésil</text:p>
          </table:table-cell>
          <table:table-cell office:value-type="string">
            <text:p>(21) 555-3412</text:p>
          </table:table-cell>
          <table:table-cell/>
        </table:table-row>
        <table:table-row table:style-name="ro2">
          <table:table-cell office:value-type="string">
            <text:p>RICSU</text:p>
          </table:table-cell>
          <table:table-cell office:value-type="string">
            <text:p>Richter Supermarkt</text:p>
          </table:table-cell>
          <table:table-cell office:value-type="string">
            <text:p>Michael Holz</text:p>
          </table:table-cell>
          <table:table-cell office:value-type="string">
            <text:p>Chef des ventes</text:p>
          </table:table-cell>
          <table:table-cell office:value-type="string">
            <text:p>Grenzacherweg 237</text:p>
          </table:table-cell>
          <table:table-cell office:value-type="string">
            <text:p>Genève</text:p>
          </table:table-cell>
          <table:table-cell/>
          <table:table-cell office:value-type="float" office:value="1203">
            <text:p>1203</text:p>
          </table:table-cell>
          <table:table-cell office:value-type="string">
            <text:p>Suisse</text:p>
          </table:table-cell>
          <table:table-cell office:value-type="string">
            <text:p>0897-034214</text:p>
          </table:table-cell>
          <table:table-cell/>
        </table:table-row>
        <table:table-row table:style-name="ro2">
          <table:table-cell office:value-type="string">
            <text:p>ROMEY</text:p>
          </table:table-cell>
          <table:table-cell office:value-type="string">
            <text:p>Romero y tomillo</text:p>
          </table:table-cell>
          <table:table-cell office:value-type="string">
            <text:p>Alejandra Camino</text:p>
          </table:table-cell>
          <table:table-cell office:value-type="string">
            <text:p>Chef comptable</text:p>
          </table:table-cell>
          <table:table-cell office:value-type="string">
            <text:p>Gran Vía, 1</text:p>
          </table:table-cell>
          <table:table-cell office:value-type="string">
            <text:p>Madrid</text:p>
          </table:table-cell>
          <table:table-cell/>
          <table:table-cell office:value-type="float" office:value="28001">
            <text:p>28001</text:p>
          </table:table-cell>
          <table:table-cell office:value-type="string">
            <text:p>Espagne</text:p>
          </table:table-cell>
          <table:table-cell office:value-type="string">
            <text:p>(91) 745 6200</text:p>
          </table:table-cell>
          <table:table-cell office:value-type="string">
            <text:p>(91) 745 6210</text:p>
          </table:table-cell>
        </table:table-row>
        <table:table-row table:style-name="ro2">
          <table:table-cell office:value-type="string">
            <text:p>SANTG</text:p>
          </table:table-cell>
          <table:table-cell office:value-type="string">
            <text:p>Santé Gourmet</text:p>
          </table:table-cell>
          <table:table-cell office:value-type="string">
            <text:p>Jonas Bergulfsen</text:p>
          </table:table-cell>
          <table:table-cell office:value-type="string">
            <text:p>Propriétaire</text:p>
          </table:table-cell>
          <table:table-cell office:value-type="string">
            <text:p>Erling Skakkes gate 78</text:p>
          </table:table-cell>
          <table:table-cell office:value-type="string">
            <text:p>Stavern</text:p>
          </table:table-cell>
          <table:table-cell/>
          <table:table-cell office:value-type="float" office:value="4110">
            <text:p>4110</text:p>
          </table:table-cell>
          <table:table-cell office:value-type="string">
            <text:p>Norvège</text:p>
          </table:table-cell>
          <table:table-cell office:value-type="string">
            <text:p>07-98 92 35</text:p>
          </table:table-cell>
          <table:table-cell office:value-type="string">
            <text:p>07-98 92 47</text:p>
          </table:table-cell>
        </table:table-row>
        <table:table-row table:style-name="ro2">
          <table:table-cell office:value-type="string">
            <text:p>SAVEA</text:p>
          </table:table-cell>
          <table:table-cell office:value-type="string">
            <text:p>Save-a-lot Markets</text:p>
          </table:table-cell>
          <table:table-cell office:value-type="string">
            <text:p>Jose Pavarotti</text:p>
          </table:table-cell>
          <table:table-cell office:value-type="string">
            <text:p>Représentant(e)</text:p>
          </table:table-cell>
          <table:table-cell office:value-type="string">
            <text:p>187 Suffolk Ln.</text:p>
          </table:table-cell>
          <table:table-cell office:value-type="string">
            <text:p>Boise</text:p>
          </table:table-cell>
          <table:table-cell office:value-type="string">
            <text:p>ID</text:p>
          </table:table-cell>
          <table:table-cell office:value-type="float" office:value="83720">
            <text:p>83720</text:p>
          </table:table-cell>
          <table:table-cell office:value-type="string">
            <text:p>États-Unis</text:p>
          </table:table-cell>
          <table:table-cell office:value-type="string">
            <text:p>(208) 555-8097</text:p>
          </table:table-cell>
          <table:table-cell/>
        </table:table-row>
        <table:table-row table:style-name="ro2">
          <table:table-cell office:value-type="string">
            <text:p>SEVES</text:p>
          </table:table-cell>
          <table:table-cell office:value-type="string">
            <text:p>Seven Seas Imports</text:p>
          </table:table-cell>
          <table:table-cell office:value-type="string">
            <text:p>Hari Kumar</text:p>
          </table:table-cell>
          <table:table-cell office:value-type="string">
            <text:p>Chef des ventes</text:p>
          </table:table-cell>
          <table:table-cell office:value-type="string">
            <text:p>90 Wadhurst Rd.</text:p>
          </table:table-cell>
          <table:table-cell office:value-type="string">
            <text:p>London</text:p>
          </table:table-cell>
          <table:table-cell/>
          <table:table-cell office:value-type="string">
            <text:p>OX15 4NB</text:p>
          </table:table-cell>
          <table:table-cell office:value-type="string">
            <text:p>Royaume-Uni</text:p>
          </table:table-cell>
          <table:table-cell office:value-type="string">
            <text:p>(71) 555-1717</text:p>
          </table:table-cell>
          <table:table-cell office:value-type="string">
            <text:p>(71) 555-5646</text:p>
          </table:table-cell>
        </table:table-row>
        <table:table-row table:style-name="ro2">
          <table:table-cell office:value-type="string">
            <text:p>SIMOB</text:p>
          </table:table-cell>
          <table:table-cell office:value-type="string">
            <text:p>Simons bistro</text:p>
          </table:table-cell>
          <table:table-cell office:value-type="string">
            <text:p>Jytte Petersen</text:p>
          </table:table-cell>
          <table:table-cell office:value-type="string">
            <text:p>Propriétaire</text:p>
          </table:table-cell>
          <table:table-cell office:value-type="string">
            <text:p>Vinbæltet 34</text:p>
          </table:table-cell>
          <table:table-cell office:value-type="string">
            <text:p>København</text:p>
          </table:table-cell>
          <table:table-cell/>
          <table:table-cell office:value-type="float" office:value="1734">
            <text:p>1734</text:p>
          </table:table-cell>
          <table:table-cell office:value-type="string">
            <text:p>Danemark</text:p>
          </table:table-cell>
          <table:table-cell office:value-type="string">
            <text:p>31 12 34 56</text:p>
          </table:table-cell>
          <table:table-cell office:value-type="string">
            <text:p>31 13 35 57</text:p>
          </table:table-cell>
        </table:table-row>
        <table:table-row table:style-name="ro2">
          <table:table-cell office:value-type="string">
            <text:p>SPECD</text:p>
          </table:table-cell>
          <table:table-cell office:value-type="string">
            <text:p>Spécialités du monde</text:p>
          </table:table-cell>
          <table:table-cell office:value-type="string">
            <text:p>Dominique Perrier</text:p>
          </table:table-cell>
          <table:table-cell office:value-type="string">
            <text:p>Directeur du marketing</text:p>
          </table:table-cell>
          <table:table-cell office:value-type="string">
            <text:p>25, rue Lauriston</text:p>
          </table:table-cell>
          <table:table-cell office:value-type="string">
            <text:p>Paris</text:p>
          </table:table-cell>
          <table:table-cell/>
          <table:table-cell office:value-type="float" office:value="75016">
            <text:p>75016</text:p>
          </table:table-cell>
          <table:table-cell office:value-type="string">
            <text:p>France</text:p>
          </table:table-cell>
          <table:table-cell office:value-type="string">
            <text:p>(1) 47.55.60.10</text:p>
          </table:table-cell>
          <table:table-cell office:value-type="string">
            <text:p>(1) 47.55.60.20</text:p>
          </table:table-cell>
        </table:table-row>
        <table:table-row table:style-name="ro2">
          <table:table-cell office:value-type="string">
            <text:p>SPLIR</text:p>
          </table:table-cell>
          <table:table-cell office:value-type="string">
            <text:p>Split Rail Beer &amp; Ale</text:p>
          </table:table-cell>
          <table:table-cell office:value-type="string">
            <text:p>Art Braunschweiger</text:p>
          </table:table-cell>
          <table:table-cell office:value-type="string">
            <text:p>Chef des ventes</text:p>
          </table:table-cell>
          <table:table-cell office:value-type="string">
            <text:p>P.O. Box 555</text:p>
          </table:table-cell>
          <table:table-cell office:value-type="string">
            <text:p>Lander</text:p>
          </table:table-cell>
          <table:table-cell office:value-type="string">
            <text:p>WY</text:p>
          </table:table-cell>
          <table:table-cell office:value-type="float" office:value="82520">
            <text:p>82520</text:p>
          </table:table-cell>
          <table:table-cell office:value-type="string">
            <text:p>États-Unis</text:p>
          </table:table-cell>
          <table:table-cell office:value-type="string">
            <text:p>(307) 555-4680</text:p>
          </table:table-cell>
          <table:table-cell office:value-type="string">
            <text:p>(307) 555-6525</text:p>
          </table:table-cell>
        </table:table-row>
        <table:table-row table:style-name="ro2">
          <table:table-cell office:value-type="string">
            <text:p>SUPRD</text:p>
          </table:table-cell>
          <table:table-cell office:value-type="string">
            <text:p>Suprêmes délices</text:p>
          </table:table-cell>
          <table:table-cell office:value-type="string">
            <text:p>Pascale Cartrain</text:p>
          </table:table-cell>
          <table:table-cell office:value-type="string">
            <text:p>Chef comptable</text:p>
          </table:table-cell>
          <table:table-cell office:value-type="string">
            <text:p>Boulevard Tirou, 255</text:p>
          </table:table-cell>
          <table:table-cell office:value-type="string">
            <text:p>Charleroi</text:p>
          </table:table-cell>
          <table:table-cell/>
          <table:table-cell office:value-type="string">
            <text:p>B-6000</text:p>
          </table:table-cell>
          <table:table-cell office:value-type="string">
            <text:p>Belgique</text:p>
          </table:table-cell>
          <table:table-cell office:value-type="string">
            <text:p>(071) 23 67 22 20</text:p>
          </table:table-cell>
          <table:table-cell office:value-type="string">
            <text:p>(071) 23 67 22 21</text:p>
          </table:table-cell>
        </table:table-row>
        <table:table-row table:style-name="ro3">
          <table:table-cell office:value-type="string">
            <text:p>THEBI</text:p>
          </table:table-cell>
          <table:table-cell office:value-type="string">
            <text:p>The Big Cheese</text:p>
          </table:table-cell>
          <table:table-cell office:value-type="string">
            <text:p>Liz Nixon</text:p>
          </table:table-cell>
          <table:table-cell office:value-type="string">
            <text:p>Directeur du marketing</text:p>
          </table:table-cell>
          <table:table-cell office:value-type="string">
            <text:p>89 Jefferson Way</text:p>
            <text:p>Suite 2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float" office:value="97201">
            <text:p>97201</text:p>
          </table:table-cell>
          <table:table-cell office:value-type="string">
            <text:p>États-Unis</text:p>
          </table:table-cell>
          <table:table-cell office:value-type="string">
            <text:p>(503) 555-3612</text:p>
          </table:table-cell>
          <table:table-cell/>
        </table:table-row>
        <table:table-row table:style-name="ro2">
          <table:table-cell office:value-type="string">
            <text:p>THECR</text:p>
          </table:table-cell>
          <table:table-cell office:value-type="string">
            <text:p>The Cracker Box</text:p>
          </table:table-cell>
          <table:table-cell office:value-type="string">
            <text:p>Liu Wong</text:p>
          </table:table-cell>
          <table:table-cell office:value-type="string">
            <text:p>Assistant(e) marketing</text:p>
          </table:table-cell>
          <table:table-cell office:value-type="string">
            <text:p>55 Grizzly Peak Rd.</text:p>
          </table:table-cell>
          <table:table-cell office:value-type="string">
            <text:p>Butte</text:p>
          </table:table-cell>
          <table:table-cell office:value-type="string">
            <text:p>MT</text:p>
          </table:table-cell>
          <table:table-cell office:value-type="float" office:value="59801">
            <text:p>59801</text:p>
          </table:table-cell>
          <table:table-cell office:value-type="string">
            <text:p>États-Unis</text:p>
          </table:table-cell>
          <table:table-cell office:value-type="string">
            <text:p>(406) 555-5834</text:p>
          </table:table-cell>
          <table:table-cell office:value-type="string">
            <text:p>(406) 555-8083</text:p>
          </table:table-cell>
        </table:table-row>
        <table:table-row table:style-name="ro2">
          <table:table-cell office:value-type="string">
            <text:p>TOMSP</text:p>
          </table:table-cell>
          <table:table-cell office:value-type="string">
            <text:p>Toms Spezialitäten</text:p>
          </table:table-cell>
          <table:table-cell office:value-type="string">
            <text:p>Karin Josephs</text:p>
          </table:table-cell>
          <table:table-cell office:value-type="string">
            <text:p>Directeur du marketing</text:p>
          </table:table-cell>
          <table:table-cell office:value-type="string">
            <text:p>Luisenstr. 48</text:p>
          </table:table-cell>
          <table:table-cell office:value-type="string">
            <text:p>Münster</text:p>
          </table:table-cell>
          <table:table-cell/>
          <table:table-cell office:value-type="float" office:value="44087">
            <text:p>44087</text:p>
          </table:table-cell>
          <table:table-cell office:value-type="string">
            <text:p>Allemagne</text:p>
          </table:table-cell>
          <table:table-cell office:value-type="string">
            <text:p>0251-031259</text:p>
          </table:table-cell>
          <table:table-cell office:value-type="string">
            <text:p>0251-035695</text:p>
          </table:table-cell>
        </table:table-row>
        <table:table-row table:style-name="ro2">
          <table:table-cell office:value-type="string">
            <text:p>TORTU</text:p>
          </table:table-cell>
          <table:table-cell office:value-type="string">
            <text:p>Tortuga Restaurante</text:p>
          </table:table-cell>
          <table:table-cell office:value-type="string">
            <text:p>Miguel Angel Paolino</text:p>
          </table:table-cell>
          <table:table-cell office:value-type="string">
            <text:p>Propriétaire</text:p>
          </table:table-cell>
          <table:table-cell office:value-type="string">
            <text:p>Avda. Azteca 123</text:p>
          </table:table-cell>
          <table:table-cell office:value-type="string">
            <text:p>México D.F.</text:p>
          </table:table-cell>
          <table:table-cell/>
          <table:table-cell office:value-type="float" office:value="5033">
            <text:p>5033</text:p>
          </table:table-cell>
          <table:table-cell office:value-type="string">
            <text:p>Mexique</text:p>
          </table:table-cell>
          <table:table-cell office:value-type="string">
            <text:p>(5) 555-2933</text:p>
          </table:table-cell>
          <table:table-cell/>
        </table:table-row>
        <table:table-row table:style-name="ro2">
          <table:table-cell office:value-type="string">
            <text:p>TRADH</text:p>
          </table:table-cell>
          <table:table-cell office:value-type="string">
            <text:p>Tradição Hipermercados</text:p>
          </table:table-cell>
          <table:table-cell office:value-type="string">
            <text:p>Anabela Domingues</text:p>
          </table:table-cell>
          <table:table-cell office:value-type="string">
            <text:p>Représentant(e)</text:p>
          </table:table-cell>
          <table:table-cell office:value-type="string">
            <text:p>Av. Inês de Castro, 414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string">
            <text:p>05634-030</text:p>
          </table:table-cell>
          <table:table-cell office:value-type="string">
            <text:p>Brésil</text:p>
          </table:table-cell>
          <table:table-cell office:value-type="string">
            <text:p>(11) 555-2167</text:p>
          </table:table-cell>
          <table:table-cell office:value-type="string">
            <text:p>(11) 555-2168</text:p>
          </table:table-cell>
        </table:table-row>
        <table:table-row table:style-name="ro2">
          <table:table-cell office:value-type="string">
            <text:p>TRAIH</text:p>
          </table:table-cell>
          <table:table-cell office:value-type="string">
            <text:p>Trail's Head Gourmet Provisioners</text:p>
          </table:table-cell>
          <table:table-cell office:value-type="string">
            <text:p>Helvetius Nagy</text:p>
          </table:table-cell>
          <table:table-cell office:value-type="string">
            <text:p>Assistant(e) des ventes</text:p>
          </table:table-cell>
          <table:table-cell office:value-type="string">
            <text:p>722 DaVinci Blvd.</text:p>
          </table:table-cell>
          <table:table-cell office:value-type="string">
            <text:p>Kirkland</text:p>
          </table:table-cell>
          <table:table-cell office:value-type="string">
            <text:p>WA</text:p>
          </table:table-cell>
          <table:table-cell office:value-type="float" office:value="98034">
            <text:p>98034</text:p>
          </table:table-cell>
          <table:table-cell office:value-type="string">
            <text:p>États-Unis</text:p>
          </table:table-cell>
          <table:table-cell office:value-type="string">
            <text:p>(206) 555-8257</text:p>
          </table:table-cell>
          <table:table-cell office:value-type="string">
            <text:p>(206) 555-2174</text:p>
          </table:table-cell>
        </table:table-row>
        <table:table-row table:style-name="ro2">
          <table:table-cell office:value-type="string">
            <text:p>VAFFE</text:p>
          </table:table-cell>
          <table:table-cell office:value-type="string">
            <text:p>Vaffeljernet</text:p>
          </table:table-cell>
          <table:table-cell office:value-type="string">
            <text:p>Palle Ibsen</text:p>
          </table:table-cell>
          <table:table-cell office:value-type="string">
            <text:p>Chef des ventes</text:p>
          </table:table-cell>
          <table:table-cell office:value-type="string">
            <text:p>Smagsløget 45</text:p>
          </table:table-cell>
          <table:table-cell office:value-type="string">
            <text:p>Århus</text:p>
          </table:table-cell>
          <table:table-cell/>
          <table:table-cell office:value-type="float" office:value="8200">
            <text:p>8200</text:p>
          </table:table-cell>
          <table:table-cell office:value-type="string">
            <text:p>Danemark</text:p>
          </table:table-cell>
          <table:table-cell office:value-type="string">
            <text:p>86 21 32 43</text:p>
          </table:table-cell>
          <table:table-cell office:value-type="string">
            <text:p>86 22 33 44</text:p>
          </table:table-cell>
        </table:table-row>
        <table:table-row table:style-name="ro2">
          <table:table-cell office:value-type="string">
            <text:p>VICTE</text:p>
          </table:table-cell>
          <table:table-cell office:value-type="string">
            <text:p>Victuailles en stock</text:p>
          </table:table-cell>
          <table:table-cell office:value-type="string">
            <text:p>Mary Saveley</text:p>
          </table:table-cell>
          <table:table-cell office:value-type="string">
            <text:p>Assistant(e) des ventes</text:p>
          </table:table-cell>
          <table:table-cell office:value-type="string">
            <text:p>2, rue du Commerce</text:p>
          </table:table-cell>
          <table:table-cell office:value-type="string">
            <text:p>Lyon</text:p>
          </table:table-cell>
          <table:table-cell/>
          <table:table-cell office:value-type="float" office:value="69004">
            <text:p>69004</text:p>
          </table:table-cell>
          <table:table-cell office:value-type="string">
            <text:p>France</text:p>
          </table:table-cell>
          <table:table-cell office:value-type="string">
            <text:p>78.32.54.86</text:p>
          </table:table-cell>
          <table:table-cell office:value-type="string">
            <text:p>78.32.54.87</text:p>
          </table:table-cell>
        </table:table-row>
        <table:table-row table:style-name="ro2">
          <table:table-cell office:value-type="string">
            <text:p>VINET</text:p>
          </table:table-cell>
          <table:table-cell office:value-type="string">
            <text:p>Vins et alcools Chevalier</text:p>
          </table:table-cell>
          <table:table-cell office:value-type="string">
            <text:p>Paul Henriot</text:p>
          </table:table-cell>
          <table:table-cell office:value-type="string">
            <text:p>Chef comptable</text:p>
          </table:table-cell>
          <table:table-cell office:value-type="string">
            <text:p>59 rue de l'Abbaye</text:p>
          </table:table-cell>
          <table:table-cell office:value-type="string">
            <text:p>Reims</text:p>
          </table:table-cell>
          <table:table-cell/>
          <table:table-cell office:value-type="float" office:value="51100">
            <text:p>51100</text:p>
          </table:table-cell>
          <table:table-cell office:value-type="string">
            <text:p>France</text:p>
          </table:table-cell>
          <table:table-cell office:value-type="string">
            <text:p>26.47.15.10</text:p>
          </table:table-cell>
          <table:table-cell office:value-type="string">
            <text:p>26.47.15.11</text:p>
          </table:table-cell>
        </table:table-row>
        <table:table-row table:style-name="ro2">
          <table:table-cell office:value-type="string">
            <text:p>WANDK</text:p>
          </table:table-cell>
          <table:table-cell office:value-type="string">
            <text:p>Die Wandernde Kuh</text:p>
          </table:table-cell>
          <table:table-cell office:value-type="string">
            <text:p>Rita Müller</text:p>
          </table:table-cell>
          <table:table-cell office:value-type="string">
            <text:p>Représentant(e)</text:p>
          </table:table-cell>
          <table:table-cell office:value-type="string">
            <text:p>Adenauerallee 900</text:p>
          </table:table-cell>
          <table:table-cell office:value-type="string">
            <text:p>Stuttgart</text:p>
          </table:table-cell>
          <table:table-cell/>
          <table:table-cell office:value-type="float" office:value="70563">
            <text:p>70563</text:p>
          </table:table-cell>
          <table:table-cell office:value-type="string">
            <text:p>Allemagne</text:p>
          </table:table-cell>
          <table:table-cell office:value-type="string">
            <text:p>0711-020361</text:p>
          </table:table-cell>
          <table:table-cell office:value-type="string">
            <text:p>0711-035428</text:p>
          </table:table-cell>
        </table:table-row>
        <table:table-row table:style-name="ro2">
          <table:table-cell office:value-type="string">
            <text:p>WARTH</text:p>
          </table:table-cell>
          <table:table-cell office:value-type="string">
            <text:p>Wartian Herkku</text:p>
          </table:table-cell>
          <table:table-cell office:value-type="string">
            <text:p>Pirkko Koskitalo</text:p>
          </table:table-cell>
          <table:table-cell office:value-type="string">
            <text:p>Chef comptable</text:p>
          </table:table-cell>
          <table:table-cell office:value-type="string">
            <text:p>Torikatu 38</text:p>
          </table:table-cell>
          <table:table-cell office:value-type="string">
            <text:p>Oulu</text:p>
          </table:table-cell>
          <table:table-cell/>
          <table:table-cell office:value-type="float" office:value="90110">
            <text:p>90110</text:p>
          </table:table-cell>
          <table:table-cell office:value-type="string">
            <text:p>Finlande</text:p>
          </table:table-cell>
          <table:table-cell table:number-columns-repeated="2" office:value-type="string">
            <text:p>981-443655</text:p>
          </table:table-cell>
        </table:table-row>
        <table:table-row table:style-name="ro2">
          <table:table-cell office:value-type="string">
            <text:p>WELLI</text:p>
          </table:table-cell>
          <table:table-cell office:value-type="string">
            <text:p>Wellington Importadora</text:p>
          </table:table-cell>
          <table:table-cell office:value-type="string">
            <text:p>Paula Parente</text:p>
          </table:table-cell>
          <table:table-cell office:value-type="string">
            <text:p>Chef des ventes</text:p>
          </table:table-cell>
          <table:table-cell office:value-type="string">
            <text:p>Rua do Mercado, 12</text:p>
          </table:table-cell>
          <table:table-cell office:value-type="string">
            <text:p>Resende</text:p>
          </table:table-cell>
          <table:table-cell office:value-type="string">
            <text:p>SP</text:p>
          </table:table-cell>
          <table:table-cell office:value-type="string">
            <text:p>08737-363</text:p>
          </table:table-cell>
          <table:table-cell office:value-type="string">
            <text:p>Brésil</text:p>
          </table:table-cell>
          <table:table-cell office:value-type="string">
            <text:p>(14) 555-8122</text:p>
          </table:table-cell>
          <table:table-cell/>
        </table:table-row>
        <table:table-row table:style-name="ro3">
          <table:table-cell office:value-type="string">
            <text:p>WHITC</text:p>
          </table:table-cell>
          <table:table-cell office:value-type="string">
            <text:p>White Clover Markets</text:p>
          </table:table-cell>
          <table:table-cell office:value-type="string">
            <text:p>Karl Jablonski</text:p>
          </table:table-cell>
          <table:table-cell office:value-type="string">
            <text:p>Propriétaire</text:p>
          </table:table-cell>
          <table:table-cell office:value-type="string">
            <text:p>305 - 14th Ave. S.</text:p>
            <text:p>Suite 3B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28">
            <text:p>98128</text:p>
          </table:table-cell>
          <table:table-cell office:value-type="string">
            <text:p>États-Unis</text:p>
          </table:table-cell>
          <table:table-cell office:value-type="string">
            <text:p>(206) 555-4112</text:p>
          </table:table-cell>
          <table:table-cell office:value-type="string">
            <text:p>(206) 555-4115</text:p>
          </table:table-cell>
        </table:table-row>
        <table:table-row table:style-name="ro2">
          <table:table-cell office:value-type="string">
            <text:p>WILMK</text:p>
          </table:table-cell>
          <table:table-cell office:value-type="string">
            <text:p>Wilman Kala</text:p>
          </table:table-cell>
          <table:table-cell office:value-type="string">
            <text:p>Matti Karttunen</text:p>
          </table:table-cell>
          <table:table-cell office:value-type="string">
            <text:p>Assistant du marketing</text:p>
          </table:table-cell>
          <table:table-cell office:value-type="string">
            <text:p>Keskuskatu 45</text:p>
          </table:table-cell>
          <table:table-cell office:value-type="string">
            <text:p>Helsinki</text:p>
          </table:table-cell>
          <table:table-cell/>
          <table:table-cell office:value-type="float" office:value="21240">
            <text:p>21240</text:p>
          </table:table-cell>
          <table:table-cell office:value-type="string">
            <text:p>Finlande</text:p>
          </table:table-cell>
          <table:table-cell table:number-columns-repeated="2" office:value-type="string">
            <text:p>90-224 8858</text:p>
          </table:table-cell>
        </table:table-row>
        <table:table-row table:style-name="ro2">
          <table:table-cell office:value-type="string">
            <text:p>WOLZA</text:p>
          </table:table-cell>
          <table:table-cell office:value-type="string">
            <text:p>Wolski <text:s/>Zajazd</text:p>
          </table:table-cell>
          <table:table-cell office:value-type="string">
            <text:p>Zbyszek Piestrzeniewicz</text:p>
          </table:table-cell>
          <table:table-cell office:value-type="string">
            <text:p>Propriétaire</text:p>
          </table:table-cell>
          <table:table-cell office:value-type="string">
            <text:p>ul. Filtrowa 68</text:p>
          </table:table-cell>
          <table:table-cell office:value-type="string">
            <text:p>Warszawa</text:p>
          </table:table-cell>
          <table:table-cell/>
          <table:table-cell table:style-name="ce2" office:value-type="date" office:date-value="2012-01-01">
            <text:p>01/01/12</text:p>
          </table:table-cell>
          <table:table-cell office:value-type="string">
            <text:p>Pologne</text:p>
          </table:table-cell>
          <table:table-cell table:number-columns-repeated="2" office:value-type="string">
            <text:p>(26) 642-7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20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20:05:50.77</dc:date>
    <dc:creator>Sitraka Eric RAKOTOBE</dc:creator>
    <meta:document-statistic meta:table-count="1" meta:cell-count="929" meta:object-count="0"/>
    <meta:generator>OpenOffice.org/3.2$Win32 OpenOffice.org_project/320m18$Build-9502</meta:generator>
  </office:meta>
</office:document-meta>
</file>